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741cm"/>
    </style:style>
    <style:style style:name="Таблица1.B" style:family="table-column">
      <style:table-column-properties style:column-width="3.937cm"/>
    </style:style>
    <style:style style:name="Таблица1.C" style:family="table-column">
      <style:table-column-properties style:column-width="3.223cm"/>
    </style:style>
    <style:style style:name="Таблица1.D" style:family="table-column">
      <style:table-column-properties style:column-width="4.69cm"/>
    </style:style>
    <style:style style:name="Таблица1.E" style:family="table-column">
      <style:table-column-properties style:column-width="2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4cm" fo:margin-left="0cm" table:align="left"/>
    </style:style>
    <style:style style:name="Таблица9.A" style:family="table-column">
      <style:table-column-properties style:column-width="2.905cm"/>
    </style:style>
    <style:style style:name="Таблица9.B" style:family="table-column">
      <style:table-column-properties style:column-width="1.399cm"/>
    </style:style>
    <style:style style:name="Таблица9.C" style:family="table-column">
      <style:table-column-properties style:column-width="12.7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padding="0.097cm" fo:border-left="0.05pt solid #000000" fo:border-right="none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0" style:family="table-cell">
      <style:table-cell-properties fo:padding="0.097cm" fo:border-left="0.05pt solid #000000" fo:border-right="none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1" style:family="table-cell">
      <style:table-cell-properties fo:padding="0.097cm" fo:border-left="0.05pt solid #000000" fo:border-right="none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3" style:family="table-cell">
      <style:table-cell-properties fo:padding="0.097cm" fo:border-left="0.05pt solid #000000" fo:border-right="none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4" style:family="table-cell">
      <style:table-cell-properties fo:padding="0.097cm" fo:border-left="0.05pt solid #000000" fo:border-right="none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5" style:family="table-cell">
      <style:table-cell-properties fo:padding="0.097cm" fo:border-left="0.05pt solid #000000" fo:border-right="none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7" style:family="table-cell">
      <style:table-cell-properties fo:padding="0.097cm" fo:border-left="0.05pt solid #000000" fo:border-right="none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8" style:family="table-cell">
      <style:table-cell-properties fo:padding="0.097cm" fo:border-left="0.05pt solid #000000" fo:border-right="none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9" style:family="table-cell">
      <style:table-cell-properties fo:padding="0.097cm" fo:border-left="0.05pt solid #000000" fo:border-right="none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96cm" table:align="left"/>
    </style:style>
    <style:style style:name="Таблица2.A" style:family="table-column">
      <style:table-column-properties style:column-width="2.905cm"/>
    </style:style>
    <style:style style:name="Таблица2.B" style:family="table-column">
      <style:table-column-properties style:column-width="3.399cm"/>
    </style:style>
    <style:style style:name="Таблица2.C" style:family="table-column">
      <style:table-column-properties style:column-width="4.3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427cm" style:rel-column-width="9356*"/>
    </style:style>
    <style:style style:name="Таблица4.B" style:family="table-column">
      <style:table-column-properties style:column-width="14.573cm" style:rel-column-width="5617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7cm" style:rel-column-width="9356*"/>
    </style:style>
    <style:style style:name="Таблица3.B" style:family="table-column">
      <style:table-column-properties style:column-width="14.573cm" style:rel-column-width="561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0.696cm" table:align="left"/>
    </style:style>
    <style:style style:name="Таблица8.A" style:family="table-column">
      <style:table-column-properties style:column-width="10.696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0.696cm" table:align="left"/>
    </style:style>
    <style:style style:name="Таблица6.A" style:family="table-column">
      <style:table-column-properties style:column-width="2.058cm"/>
    </style:style>
    <style:style style:name="Таблица6.B" style:family="table-column">
      <style:table-column-properties style:column-width="2.409cm"/>
    </style:style>
    <style:style style:name="Таблица6.C" style:family="table-column">
      <style:table-column-properties style:column-width="3.115cm"/>
    </style:style>
    <style:style style:name="Таблица6.D" style:family="table-column">
      <style:table-column-properties style:column-width="3.11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95cm" table:align="left"/>
    </style:style>
    <style:style style:name="Таблица5.A" style:family="table-column">
      <style:table-column-properties style:column-width="3.3cm"/>
    </style:style>
    <style:style style:name="Таблица5.B" style:family="table-column">
      <style:table-column-properties style:column-width="2.89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4.296cm" table:align="left"/>
    </style:style>
    <style:style style:name="Таблица22.A" style:family="table-column">
      <style:table-column-properties style:column-width="1.99cm"/>
    </style:style>
    <style:style style:name="Таблица22.B" style:family="table-column">
      <style:table-column-properties style:column-width="2.309cm"/>
    </style:style>
    <style:style style:name="Таблица22.C" style:family="table-column">
      <style:table-column-properties style:column-width="1.704cm"/>
    </style:style>
    <style:style style:name="Таблица22.D" style:family="table-column">
      <style:table-column-properties style:column-width="1.988cm"/>
    </style:style>
    <style:style style:name="Таблица22.E" style:family="table-column">
      <style:table-column-properties style:column-width="2.914cm"/>
    </style:style>
    <style:style style:name="Таблица22.F" style:family="table-column">
      <style:table-column-properties style:column-width="3.392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F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523cm" table:align="left"/>
    </style:style>
    <style:style style:name="Таблица10.A" style:family="table-column">
      <style:table-column-properties style:column-width="2.058cm"/>
    </style:style>
    <style:style style:name="Таблица10.B" style:family="table-column">
      <style:table-column-properties style:column-width="2.409cm"/>
    </style:style>
    <style:style style:name="Таблица10.C" style:family="table-column">
      <style:table-column-properties style:column-width="2.05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.969cm" table:align="left"/>
    </style:style>
    <style:style style:name="Таблица11.A" style:family="table-column">
      <style:table-column-properties style:column-width="1.969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.508cm" table:align="left"/>
    </style:style>
    <style:style style:name="Таблица12.A" style:family="table-column">
      <style:table-column-properties style:column-width="2.508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.969cm" table:align="left"/>
    </style:style>
    <style:style style:name="Таблица13.A" style:family="table-column">
      <style:table-column-properties style:column-width="1.969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8.299cm" table:align="left"/>
    </style:style>
    <style:style style:name="Таблица14.A" style:family="table-column">
      <style:table-column-properties style:column-width="2.092cm"/>
    </style:style>
    <style:style style:name="Таблица14.B" style:family="table-column">
      <style:table-column-properties style:column-width="2.117cm"/>
    </style:style>
    <style:style style:name="Таблица14.C" style:family="table-column">
      <style:table-column-properties style:column-width="1.997cm"/>
    </style:style>
    <style:style style:name="Таблица14.D" style:family="table-column">
      <style:table-column-properties style:column-width="2.094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2.411cm" table:align="left"/>
    </style:style>
    <style:style style:name="Таблица15.A" style:family="table-column">
      <style:table-column-properties style:column-width="2.134cm"/>
    </style:style>
    <style:style style:name="Таблица15.B" style:family="table-column">
      <style:table-column-properties style:column-width="2.214cm"/>
    </style:style>
    <style:style style:name="Таблица15.C" style:family="table-column">
      <style:table-column-properties style:column-width="2.461cm"/>
    </style:style>
    <style:style style:name="Таблица15.D" style:family="table-column">
      <style:table-column-properties style:column-width="2.459cm"/>
    </style:style>
    <style:style style:name="Таблица15.E" style:family="table-column">
      <style:table-column-properties style:column-width="3.143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6.999cm" table:align="left"/>
    </style:style>
    <style:style style:name="Таблица16.A" style:family="table-column">
      <style:table-column-properties style:column-width="2.406cm"/>
    </style:style>
    <style:style style:name="Таблица16.B" style:family="table-column">
      <style:table-column-properties style:column-width="1.995cm"/>
    </style:style>
    <style:style style:name="Таблица16.C" style:family="table-column">
      <style:table-column-properties style:column-width="2.598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.969cm" table:align="left"/>
    </style:style>
    <style:style style:name="Таблица17.A" style:family="table-column">
      <style:table-column-properties style:column-width="1.969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7.546cm" table:align="left"/>
    </style:style>
    <style:style style:name="Таблица18.A" style:family="table-column">
      <style:table-column-properties style:column-width="1.737cm"/>
    </style:style>
    <style:style style:name="Таблица18.B" style:family="table-column">
      <style:table-column-properties style:column-width="2.895cm"/>
    </style:style>
    <style:style style:name="Таблица18.C" style:family="table-column">
      <style:table-column-properties style:column-width="2.914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2.642cm" table:align="left"/>
    </style:style>
    <style:style style:name="Таблица19.A" style:family="table-column">
      <style:table-column-properties style:column-width="2.528cm"/>
    </style:style>
    <style:style style:name="Таблица19.C" style:family="table-column">
      <style:table-column-properties style:column-width="2.529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-left="none" fo:border-right="none" fo:border-top="0.05pt solid #000000" fo:border-bottom="0.05pt solid #000000"/>
    </style:style>
    <style:style style:name="Таблица19.E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none" fo:border-right="none" fo:border-top="none" fo:border-bottom="0.05pt solid #000000"/>
    </style:style>
    <style:style style:name="Таблица19.E2" style:family="table-cell">
      <style:table-cell-properties fo:padding="0.097cm" fo:border-left="none" fo:border-right="0.05pt solid #000000" fo:border-top="none" fo:border-bottom="0.05pt solid #000000"/>
    </style:style>
    <style:style style:name="Таблица20" style:family="table">
      <style:table-properties style:width="9.188cm" table:align="left"/>
    </style:style>
    <style:style style:name="Таблица20.A" style:family="table-column">
      <style:table-column-properties style:column-width="1.969cm"/>
    </style:style>
    <style:style style:name="Таблица20.C" style:family="table-column">
      <style:table-column-properties style:column-width="2.277cm"/>
    </style:style>
    <style:style style:name="Таблица20.D" style:family="table-column">
      <style:table-column-properties style:column-width="2.974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9.264cm" table:align="left"/>
    </style:style>
    <style:style style:name="Таблица21.A" style:family="table-column">
      <style:table-column-properties style:column-width="2.528cm"/>
    </style:style>
    <style:style style:name="Таблица21.C" style:family="table-column">
      <style:table-column-properties style:column-width="2.529cm"/>
    </style:style>
    <style:style style:name="Таблица21.D" style:family="table-column">
      <style:table-column-properties style:column-width="1.679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-left="none" fo:border-right="none" fo:border-top="0.05pt solid #000000" fo:border-bottom="0.05pt solid #000000"/>
    </style:style>
    <style:style style:name="Таблица21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none" fo:border-right="none" fo:border-top="none" fo:border-bottom="0.05pt solid #000000"/>
    </style:style>
    <style:style style:name="Таблица21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ac41c7f"/>
    </style:style>
    <style:style style:name="P2" style:family="paragraph" style:parent-style-name="Standard">
      <style:text-properties officeooo:rsid="0ac86fe9" officeooo:paragraph-rsid="0ac86fe9"/>
    </style:style>
    <style:style style:name="P3" style:family="paragraph" style:parent-style-name="Standard">
      <style:text-properties fo:font-weight="bold" officeooo:paragraph-rsid="0ac41c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afdc24a" officeooo:paragraph-rsid="0b0986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aa53086" officeooo:paragraph-rsid="0ac41c7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b798302" officeooo:paragraph-rsid="0b79830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weight="bold" officeooo:rsid="0aa53086" officeooo:paragraph-rsid="0aa53086" style:font-weight-asian="bold" style:font-weight-complex="bold"/>
    </style:style>
    <style:style style:name="P8" style:family="paragraph" style:parent-style-name="Text_20_body">
      <style:text-properties fo:font-weight="bold" officeooo:paragraph-rsid="0ac15363" style:font-weight-asian="bold" style:font-weight-complex="bold"/>
    </style:style>
    <style:style style:name="P9" style:family="paragraph" style:parent-style-name="Text_20_body">
      <style:text-properties fo:font-weight="bold" officeooo:paragraph-rsid="0ac41c7f" style:font-weight-asian="bold" style:font-weight-complex="bold"/>
    </style:style>
    <style:style style:name="P10" style:family="paragraph" style:parent-style-name="Text_20_body">
      <style:text-properties fo:font-weight="bold" officeooo:paragraph-rsid="0ac1b907" style:font-weight-asian="bold" style:font-weight-complex="bold"/>
    </style:style>
    <style:style style:name="P11" style:family="paragraph" style:parent-style-name="Text_20_body">
      <style:text-properties fo:font-weight="bold" officeooo:paragraph-rsid="0be81544" style:font-weight-asian="bold" style:font-weight-complex="bold"/>
    </style:style>
    <style:style style:name="P12" style:family="paragraph" style:parent-style-name="Text_20_body">
      <style:text-properties officeooo:rsid="0a986852" officeooo:paragraph-rsid="0a986852"/>
    </style:style>
    <style:style style:name="P13" style:family="paragraph" style:parent-style-name="Text_20_body">
      <style:text-properties officeooo:rsid="0a9e2642" officeooo:paragraph-rsid="0a9e2642"/>
    </style:style>
    <style:style style:name="P14" style:family="paragraph" style:parent-style-name="Text_20_body">
      <style:text-properties officeooo:paragraph-rsid="0a9e2642"/>
    </style:style>
    <style:style style:name="P15" style:family="paragraph" style:parent-style-name="Text_20_body">
      <style:text-properties officeooo:rsid="0a9e6ada" officeooo:paragraph-rsid="0a9e6ada"/>
    </style:style>
    <style:style style:name="P16" style:family="paragraph" style:parent-style-name="Text_20_body">
      <style:text-properties officeooo:paragraph-rsid="0aa14fb2"/>
    </style:style>
    <style:style style:name="P17" style:family="paragraph" style:parent-style-name="Text_20_body">
      <style:text-properties officeooo:rsid="0aa29259" officeooo:paragraph-rsid="0aa29259"/>
    </style:style>
    <style:style style:name="P18" style:family="paragraph" style:parent-style-name="Text_20_body">
      <style:text-properties officeooo:paragraph-rsid="0aa4cd6f"/>
    </style:style>
    <style:style style:name="P19" style:family="paragraph" style:parent-style-name="Text_20_body">
      <style:text-properties officeooo:rsid="0aa53086" officeooo:paragraph-rsid="0aa53086"/>
    </style:style>
    <style:style style:name="P20" style:family="paragraph" style:parent-style-name="Text_20_body">
      <style:text-properties officeooo:rsid="0aa53086" officeooo:paragraph-rsid="0aa757ef"/>
    </style:style>
    <style:style style:name="P21" style:family="paragraph" style:parent-style-name="Text_20_body">
      <style:text-properties officeooo:rsid="0aa53086" officeooo:paragraph-rsid="0aa93e3a"/>
    </style:style>
    <style:style style:name="P22" style:family="paragraph" style:parent-style-name="Text_20_body">
      <style:text-properties officeooo:rsid="0aa53086" officeooo:paragraph-rsid="0ab0f26f"/>
    </style:style>
    <style:style style:name="P23" style:family="paragraph" style:parent-style-name="Text_20_body">
      <style:text-properties officeooo:rsid="0aa53086" officeooo:paragraph-rsid="0ab2608b"/>
    </style:style>
    <style:style style:name="P24" style:family="paragraph" style:parent-style-name="Text_20_body">
      <style:text-properties officeooo:rsid="0aa757ef" officeooo:paragraph-rsid="0aa757ef"/>
    </style:style>
    <style:style style:name="P25" style:family="paragraph" style:parent-style-name="Text_20_body">
      <style:text-properties officeooo:rsid="0ab0f26f" officeooo:paragraph-rsid="0ab0f26f"/>
    </style:style>
    <style:style style:name="P26" style:family="paragraph" style:parent-style-name="Text_20_body">
      <style:text-properties officeooo:rsid="0ab2608b" officeooo:paragraph-rsid="0ab2608b"/>
    </style:style>
    <style:style style:name="P27" style:family="paragraph" style:parent-style-name="Text_20_body">
      <style:text-properties officeooo:paragraph-rsid="0ab576ca"/>
    </style:style>
    <style:style style:name="P28" style:family="paragraph" style:parent-style-name="Text_20_body">
      <style:text-properties officeooo:paragraph-rsid="0abdb2e6"/>
    </style:style>
    <style:style style:name="P29" style:family="paragraph" style:parent-style-name="Text_20_body">
      <style:text-properties officeooo:paragraph-rsid="0ac0dcb7"/>
    </style:style>
    <style:style style:name="P30" style:family="paragraph" style:parent-style-name="Text_20_body">
      <style:text-properties officeooo:paragraph-rsid="0ac15363"/>
    </style:style>
    <style:style style:name="P31" style:family="paragraph" style:parent-style-name="Text_20_body">
      <style:text-properties officeooo:paragraph-rsid="0ac1b907"/>
    </style:style>
    <style:style style:name="P32" style:family="paragraph" style:parent-style-name="Text_20_body">
      <style:text-properties officeooo:paragraph-rsid="0ac41c7f"/>
    </style:style>
    <style:style style:name="P33" style:family="paragraph" style:parent-style-name="Text_20_body">
      <style:text-properties officeooo:rsid="0ac5f430" officeooo:paragraph-rsid="0ac5f430"/>
    </style:style>
    <style:style style:name="P34" style:family="paragraph" style:parent-style-name="Text_20_body">
      <style:text-properties officeooo:rsid="0ac70aa4" officeooo:paragraph-rsid="0ac70aa4"/>
    </style:style>
    <style:style style:name="P35" style:family="paragraph" style:parent-style-name="Text_20_body">
      <style:text-properties officeooo:rsid="0ac70aa4" officeooo:paragraph-rsid="0ac73505"/>
    </style:style>
    <style:style style:name="P36" style:family="paragraph" style:parent-style-name="Text_20_body">
      <style:text-properties officeooo:paragraph-rsid="0ac70aa4"/>
    </style:style>
    <style:style style:name="P37" style:family="paragraph" style:parent-style-name="Text_20_body">
      <style:text-properties officeooo:rsid="0acbe532" officeooo:paragraph-rsid="0acbe532"/>
    </style:style>
    <style:style style:name="P38" style:family="paragraph" style:parent-style-name="Text_20_body">
      <style:text-properties officeooo:rsid="0ace202f" officeooo:paragraph-rsid="0ac15363"/>
    </style:style>
    <style:style style:name="P39" style:family="paragraph" style:parent-style-name="Text_20_body">
      <style:text-properties officeooo:rsid="0ace202f" officeooo:paragraph-rsid="0ace202f"/>
    </style:style>
    <style:style style:name="P40" style:family="paragraph" style:parent-style-name="Text_20_body">
      <style:text-properties officeooo:rsid="0ace202f" officeooo:paragraph-rsid="0ac1b907"/>
    </style:style>
    <style:style style:name="P41" style:family="paragraph" style:parent-style-name="Text_20_body">
      <style:text-properties officeooo:rsid="0ace202f" officeooo:paragraph-rsid="0ad34909"/>
    </style:style>
    <style:style style:name="P42" style:family="paragraph" style:parent-style-name="Text_20_body">
      <style:text-properties officeooo:rsid="0ace202f" officeooo:paragraph-rsid="0be81544"/>
    </style:style>
    <style:style style:name="P43" style:family="paragraph" style:parent-style-name="Text_20_body">
      <style:text-properties officeooo:rsid="0ad1090c" officeooo:paragraph-rsid="0ad1090c"/>
    </style:style>
    <style:style style:name="P44" style:family="paragraph" style:parent-style-name="Text_20_body">
      <style:text-properties officeooo:rsid="0ad1090c" officeooo:paragraph-rsid="0ad34909"/>
    </style:style>
    <style:style style:name="P45" style:family="paragraph" style:parent-style-name="Text_20_body">
      <style:text-properties officeooo:rsid="0adbf6de" officeooo:paragraph-rsid="0adbf6de"/>
    </style:style>
    <style:style style:name="P46" style:family="paragraph" style:parent-style-name="Text_20_body">
      <style:text-properties officeooo:rsid="0addf86f" officeooo:paragraph-rsid="0addf86f"/>
    </style:style>
    <style:style style:name="P47" style:family="paragraph" style:parent-style-name="Text_20_body">
      <style:text-properties officeooo:rsid="0addf86f" officeooo:paragraph-rsid="0af90707"/>
    </style:style>
    <style:style style:name="P48" style:family="paragraph" style:parent-style-name="Text_20_body">
      <style:text-properties officeooo:rsid="0addf86f" officeooo:paragraph-rsid="0b352582"/>
    </style:style>
    <style:style style:name="P49" style:family="paragraph" style:parent-style-name="Text_20_body">
      <style:text-properties officeooo:rsid="0addf86f" officeooo:paragraph-rsid="0b55cfaa"/>
    </style:style>
    <style:style style:name="P50" style:family="paragraph" style:parent-style-name="Text_20_body">
      <style:text-properties officeooo:rsid="0addf86f" officeooo:paragraph-rsid="0b934e5c"/>
    </style:style>
    <style:style style:name="P51" style:family="paragraph" style:parent-style-name="Text_20_body">
      <style:text-properties officeooo:rsid="0addf86f" officeooo:paragraph-rsid="0bbd1d37"/>
    </style:style>
    <style:style style:name="P52" style:family="paragraph" style:parent-style-name="Text_20_body">
      <style:text-properties officeooo:rsid="0addf86f" officeooo:paragraph-rsid="0bc20196"/>
    </style:style>
    <style:style style:name="P53" style:family="paragraph" style:parent-style-name="Text_20_body">
      <style:text-properties officeooo:rsid="0addf86f" officeooo:paragraph-rsid="0bc4447a"/>
    </style:style>
    <style:style style:name="P54" style:family="paragraph" style:parent-style-name="Text_20_body">
      <style:text-properties officeooo:rsid="0addf86f" officeooo:paragraph-rsid="0be8d53e"/>
    </style:style>
    <style:style style:name="P55" style:family="paragraph" style:parent-style-name="Text_20_body">
      <style:text-properties officeooo:rsid="0addf86f" officeooo:paragraph-rsid="0bf27403"/>
    </style:style>
    <style:style style:name="P56" style:family="paragraph" style:parent-style-name="Text_20_body">
      <style:text-properties officeooo:rsid="0addf86f" officeooo:paragraph-rsid="0c0f1541"/>
    </style:style>
    <style:style style:name="P57" style:family="paragraph" style:parent-style-name="Text_20_body">
      <style:text-properties officeooo:rsid="0addf86f" officeooo:paragraph-rsid="0c19de40"/>
    </style:style>
    <style:style style:name="P58" style:family="paragraph" style:parent-style-name="Text_20_body">
      <style:text-properties officeooo:rsid="0af01c35" officeooo:paragraph-rsid="0af01c35"/>
    </style:style>
    <style:style style:name="P59" style:family="paragraph" style:parent-style-name="Text_20_body">
      <style:text-properties officeooo:rsid="0af4f5fd" officeooo:paragraph-rsid="0af4f5fd"/>
    </style:style>
    <style:style style:name="P60" style:family="paragraph" style:parent-style-name="Text_20_body">
      <style:text-properties officeooo:rsid="0af4f5fd" officeooo:paragraph-rsid="0b352582"/>
    </style:style>
    <style:style style:name="P61" style:family="paragraph" style:parent-style-name="Text_20_body">
      <style:text-properties officeooo:rsid="0af4f5fd" officeooo:paragraph-rsid="0b55cfaa"/>
    </style:style>
    <style:style style:name="P62" style:family="paragraph" style:parent-style-name="Text_20_body">
      <style:text-properties officeooo:rsid="0af4f5fd" officeooo:paragraph-rsid="0b934e5c"/>
    </style:style>
    <style:style style:name="P63" style:family="paragraph" style:parent-style-name="Text_20_body">
      <style:text-properties officeooo:rsid="0af4f5fd" officeooo:paragraph-rsid="0bbd1d37"/>
    </style:style>
    <style:style style:name="P64" style:family="paragraph" style:parent-style-name="Text_20_body">
      <style:text-properties officeooo:rsid="0af4f5fd" officeooo:paragraph-rsid="0bc20196"/>
    </style:style>
    <style:style style:name="P65" style:family="paragraph" style:parent-style-name="Text_20_body">
      <style:text-properties officeooo:rsid="0af4f5fd" officeooo:paragraph-rsid="0be8d53e"/>
    </style:style>
    <style:style style:name="P66" style:family="paragraph" style:parent-style-name="Text_20_body">
      <style:text-properties officeooo:rsid="0af4f5fd" officeooo:paragraph-rsid="0bf27403"/>
    </style:style>
    <style:style style:name="P67" style:family="paragraph" style:parent-style-name="Text_20_body">
      <style:text-properties officeooo:rsid="0af4f5fd" officeooo:paragraph-rsid="0c0f1541"/>
    </style:style>
    <style:style style:name="P68" style:family="paragraph" style:parent-style-name="Text_20_body">
      <style:text-properties officeooo:rsid="0af70a42" officeooo:paragraph-rsid="0af70a42"/>
    </style:style>
    <style:style style:name="P69" style:family="paragraph" style:parent-style-name="Text_20_body">
      <style:text-properties officeooo:rsid="0af70a42" officeooo:paragraph-rsid="0b352582"/>
    </style:style>
    <style:style style:name="P70" style:family="paragraph" style:parent-style-name="Text_20_body">
      <style:text-properties officeooo:rsid="0af70a42" officeooo:paragraph-rsid="0b55cfaa"/>
    </style:style>
    <style:style style:name="P71" style:family="paragraph" style:parent-style-name="Text_20_body">
      <style:text-properties officeooo:rsid="0af70a42" officeooo:paragraph-rsid="0b934e5c"/>
    </style:style>
    <style:style style:name="P72" style:family="paragraph" style:parent-style-name="Text_20_body">
      <style:text-properties officeooo:rsid="0af70a42" officeooo:paragraph-rsid="0bbd1d37"/>
    </style:style>
    <style:style style:name="P73" style:family="paragraph" style:parent-style-name="Text_20_body">
      <style:text-properties officeooo:rsid="0af70a42" officeooo:paragraph-rsid="0bc20196"/>
    </style:style>
    <style:style style:name="P74" style:family="paragraph" style:parent-style-name="Text_20_body">
      <style:text-properties officeooo:rsid="0af70a42" officeooo:paragraph-rsid="0be8d53e"/>
    </style:style>
    <style:style style:name="P75" style:family="paragraph" style:parent-style-name="Text_20_body">
      <style:text-properties officeooo:rsid="0af70a42" officeooo:paragraph-rsid="0bf27403"/>
    </style:style>
    <style:style style:name="P76" style:family="paragraph" style:parent-style-name="Text_20_body">
      <style:text-properties officeooo:rsid="0af70a42" officeooo:paragraph-rsid="0c19de40"/>
    </style:style>
    <style:style style:name="P77" style:family="paragraph" style:parent-style-name="Text_20_body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font-size="12pt" fo:font-weight="normal" officeooo:rsid="0b2ea73a" officeooo:paragraph-rsid="0b2eda7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font-size="12pt" fo:font-weight="normal" officeooo:rsid="0af6469a" officeooo:paragraph-rsid="0b49a415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03a5d1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19de40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2pt" fo:font-weight="normal" officeooo:rsid="0bf7a921" officeooo:paragraph-rsid="0c1055e8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size="12pt" fo:font-weight="normal" officeooo:rsid="0addf86f" officeooo:paragraph-rsid="0c38d59d" style:font-size-asian="12pt" style:font-weight-asian="normal" style:font-size-complex="12pt" style:font-weight-complex="normal"/>
    </style:style>
    <style:style style:name="P84" style:family="paragraph" style:parent-style-name="Text_20_body">
      <style:text-properties fo:font-size="12pt" fo:font-weight="bold" officeooo:rsid="0b5468d6" officeooo:paragraph-rsid="0b5468d6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size="12pt" fo:font-weight="bold" officeooo:rsid="0b5468d6" officeooo:paragraph-rsid="0b72488a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53086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93e3a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536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b907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ec29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3c458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407de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b5ebcb4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font-size="12pt" fo:font-weight="bold" officeooo:rsid="0b63797d" officeooo:paragraph-rsid="0b63797d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size="12pt" fo:font-weight="bold" officeooo:rsid="0b748f68" officeooo:paragraph-rsid="0b748f68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size="12pt" fo:font-weight="bold" officeooo:rsid="0b793e9e" officeooo:paragraph-rsid="0b793e9e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justify" style:justify-single-word="false"/>
      <style:text-properties fo:font-size="12pt" fo:font-weight="bold" officeooo:rsid="0b7aff3d" officeooo:paragraph-rsid="0b7aff3d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12pt" fo:font-weight="bold" officeooo:rsid="0b7bb7c3" officeooo:paragraph-rsid="0b7bb7c3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justify" style:justify-single-word="false"/>
      <style:text-properties fo:font-size="12pt" fo:font-weight="bold" officeooo:rsid="0b374263" officeooo:paragraph-rsid="0b9212f3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justify" style:justify-single-word="false"/>
      <style:text-properties fo:font-size="12pt" fo:font-weight="bold" officeooo:rsid="0b3a6ba1" officeooo:paragraph-rsid="0b9212f3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bf64b4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c3d80f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97fb1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27403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e4c72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0f1541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19de40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3d80f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4447a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73fdb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918fa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97fb1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b6efe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27403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e4c72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0f1541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05a00" style:font-size-asian="12pt" style:font-weight-asian="bold" style:font-size-complex="12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0f1541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19de40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1055e8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text-align="justify" style:justify-single-word="false"/>
      <style:text-properties fo:font-weight="normal" officeooo:rsid="0af4f5fd" officeooo:paragraph-rsid="0b49a415" style:font-weight-asian="normal" style:font-weight-complex="normal"/>
    </style:style>
    <style:style style:name="P124" style:family="paragraph" style:parent-style-name="Text_20_body">
      <style:text-properties officeooo:rsid="0a78d0b9" officeooo:paragraph-rsid="0a78d0b9"/>
    </style:style>
    <style:style style:name="P125" style:family="paragraph" style:parent-style-name="Text_20_body">
      <style:text-properties officeooo:rsid="0bd5705f" officeooo:paragraph-rsid="0bd5705f"/>
    </style:style>
    <style:style style:name="P126" style:family="paragraph" style:parent-style-name="Text_20_body">
      <style:text-properties officeooo:rsid="0bde4269" officeooo:paragraph-rsid="0bde4269"/>
    </style:style>
    <style:style style:name="P127" style:family="paragraph" style:parent-style-name="Text_20_body">
      <style:text-properties officeooo:paragraph-rsid="0bf05a00"/>
    </style:style>
    <style:style style:name="P128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9b06e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a8b4d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f90707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b0580ce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justify" style:justify-single-word="false"/>
      <style:text-properties fo:font-size="12pt" fo:font-weight="bold" officeooo:rsid="0aea5b30" officeooo:paragraph-rsid="0aea5b3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af90707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8378f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9869c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352582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934e5c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bd1d37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c20196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e8d53e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f27403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fo:font-size="12pt" fo:font-weight="bold" officeooo:rsid="0afac62a" officeooo:paragraph-rsid="0afac62a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justify" style:justify-single-word="false"/>
      <style:text-properties fo:font-size="12pt" fo:font-weight="bold" officeooo:rsid="0afdc24a" officeooo:paragraph-rsid="0b28b540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9869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0cf9c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0580ce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4541be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934e5c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bd1d37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e8d53e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f27403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19de40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3e3d85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35d9b2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fo:font-size="12pt" fo:font-weight="bold" officeooo:rsid="0b0a3621" officeooo:paragraph-rsid="0b0a3621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fo:font-size="12pt" fo:font-weight="bold" officeooo:rsid="0b0abf3b" officeooo:paragraph-rsid="0b0abf3b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fo:font-size="12pt" fo:font-weight="bold" officeooo:rsid="0b0d3111" officeooo:paragraph-rsid="0b0d3111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74263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e3d85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934e5c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bd1d37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20196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4447a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54e1d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e8d53e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f27403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0f1541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19de40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654e6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4af8af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8d59d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390da5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4af8af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3a6ba1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34e5c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6aa15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20196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4447a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e8d53e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f27403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0f1541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19de40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4af8af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3ec4d0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3e3d85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9d4784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bd1d37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e8d53e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f27403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19de40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4aa1b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5d9b2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8d59d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f5c6e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412e1c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74d51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8ddce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b4036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bf64b4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61fa8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918fa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e8d53e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f27403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0f1541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3ec4d0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justify" style:justify-single-word="false"/>
      <style:text-properties fo:font-size="12pt" fo:font-weight="bold" officeooo:rsid="0b4f3676" officeooo:paragraph-rsid="0b4f3676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2pt" fo:font-weight="bold" officeooo:rsid="0b571d47" officeooo:paragraph-rsid="0b571d47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size="12pt" fo:font-weight="bold" officeooo:rsid="0b5468d6" officeooo:paragraph-rsid="0b55cfaa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justify" style:justify-single-word="false"/>
      <style:text-properties fo:font-size="12pt" fo:font-weight="bold" officeooo:rsid="0b5d0cdf" officeooo:paragraph-rsid="0b5d0cdf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justify" style:justify-single-word="false"/>
      <style:text-properties fo:font-size="12pt" fo:font-weight="bold" officeooo:rsid="0b5eec2d" officeooo:paragraph-rsid="0b5eec2d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justify" style:justify-single-word="false"/>
      <style:text-properties fo:font-size="12pt" fo:font-weight="bold" officeooo:rsid="0b618547" officeooo:paragraph-rsid="0b618547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justify" style:justify-single-word="false"/>
      <style:text-properties fo:font-size="12pt" fo:font-weight="bold" officeooo:rsid="0b637300" officeooo:paragraph-rsid="0b637300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justify" style:justify-single-word="false"/>
      <style:text-properties fo:font-size="12pt" fo:font-weight="bold" officeooo:rsid="0b64ca24" officeooo:paragraph-rsid="0b64ca24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justify" style:justify-single-word="false"/>
      <style:text-properties fo:font-size="12pt" fo:font-weight="bold" officeooo:rsid="0b65d55d" officeooo:paragraph-rsid="0b65d55d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justify" style:justify-single-word="false"/>
      <style:text-properties fo:font-size="12pt" fo:font-weight="bold" officeooo:rsid="0b67aea6" officeooo:paragraph-rsid="0b67aea6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text-align="justify" style:justify-single-word="false"/>
      <style:text-properties fo:font-size="12pt" fo:font-weight="bold" officeooo:rsid="0b6806f6" officeooo:paragraph-rsid="0b6806f6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text-align="justify" style:justify-single-word="false"/>
      <style:text-properties fo:font-size="12pt" fo:font-weight="bold" officeooo:rsid="0b6875c1" officeooo:paragraph-rsid="0b6875c1" style:font-size-asian="12pt" style:font-weight-asian="bold" style:font-size-complex="12pt" style:font-weight-complex="bold"/>
    </style:style>
    <style:style style:name="P218" style:family="paragraph" style:parent-style-name="Table_20_Contents">
      <style:paragraph-properties fo:text-align="justify" style:justify-single-word="false"/>
      <style:text-properties fo:font-size="12pt" fo:font-weight="bold" officeooo:rsid="0b695888" officeooo:paragraph-rsid="0b695888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justify" style:justify-single-word="false"/>
      <style:text-properties fo:font-size="12pt" fo:font-weight="bold" officeooo:rsid="0b02542b" officeooo:paragraph-rsid="0b101aab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justify" style:justify-single-word="false"/>
      <style:text-properties fo:font-size="12pt" fo:font-weight="bold" officeooo:rsid="0b101aab" officeooo:paragraph-rsid="0b101aab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justify" style:justify-single-word="false"/>
      <style:text-properties fo:font-size="12pt" fo:font-weight="bold" officeooo:rsid="0b101fc6" officeooo:paragraph-rsid="0b101fc6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justify" style:justify-single-word="false"/>
      <style:text-properties fo:font-size="12pt" fo:font-weight="bold" officeooo:rsid="0b153ed7" officeooo:paragraph-rsid="0b153ed7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justify" style:justify-single-word="false"/>
      <style:text-properties fo:font-size="12pt" fo:font-weight="bold" officeooo:rsid="0b1a8f38" officeooo:paragraph-rsid="0b1a8f38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justify" style:justify-single-word="false"/>
      <style:text-properties fo:font-size="12pt" fo:font-weight="bold" officeooo:rsid="0b204496" officeooo:paragraph-rsid="0b204496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justify" style:justify-single-word="false"/>
      <style:text-properties fo:font-size="12pt" fo:font-weight="bold" officeooo:rsid="0b85981a" officeooo:paragraph-rsid="0b85981a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justify" style:justify-single-word="false"/>
      <style:text-properties fo:font-size="12pt" fo:font-weight="bold" officeooo:rsid="0b86e4ed" officeooo:paragraph-rsid="0b86e4ed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9d4784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bd1d37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e8d53e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f27403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19de40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342051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size="12pt" fo:font-weight="bold" officeooo:rsid="0bcfa025" officeooo:paragraph-rsid="0bcfa025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justify" style:justify-single-word="false"/>
      <style:text-properties fo:font-size="12pt" fo:font-weight="bold" officeooo:rsid="0bd1725d" officeooo:paragraph-rsid="0bd1725d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justify" style:justify-single-word="false"/>
      <style:text-properties fo:font-size="12pt" fo:font-weight="bold" officeooo:rsid="0bd86342" officeooo:paragraph-rsid="0bd86342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justify" style:justify-single-word="false"/>
      <style:text-properties fo:font-size="12pt" fo:font-weight="bold" officeooo:rsid="0aea8b4d" officeooo:paragraph-rsid="0aea8b4d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justify" style:justify-single-word="false"/>
      <style:text-properties fo:font-size="12pt" fo:font-weight="bold" officeooo:rsid="0bd93767" officeooo:paragraph-rsid="0bd93767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bf5c160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0f1541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19de40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justify" style:justify-single-word="false"/>
      <style:text-properties fo:font-size="12pt" fo:font-weight="bold" officeooo:rsid="0bbf64b4" officeooo:paragraph-rsid="0c342051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fo:font-size="12pt" fo:font-style="normal" fo:font-weight="bold" officeooo:rsid="0aec7d48" officeooo:paragraph-rsid="0aec7d48" style:font-size-asian="12pt" style:font-style-asian="normal" style:font-weight-asian="bold" style:font-size-complex="12pt" style:font-style-complex="normal" style:font-weight-complex="bold"/>
    </style:style>
    <style:style style:name="P244" style:family="paragraph" style:parent-style-name="Table_20_Contents">
      <style:paragraph-properties fo:text-align="justify" style:justify-single-word="false"/>
      <style:text-properties fo:font-size="12pt" fo:font-weight="normal" officeooo:rsid="0b09869c" officeooo:paragraph-rsid="0b09869c" style:font-size-asian="12pt" style:font-weight-asian="normal" style:font-size-complex="12pt" style:font-weight-complex="normal"/>
    </style:style>
    <style:style style:name="P245" style:family="paragraph" style:parent-style-name="Table_20_Contents">
      <style:paragraph-properties fo:text-align="justify" style:justify-single-word="false"/>
      <style:text-properties fo:font-size="12pt" fo:font-weight="normal" officeooo:rsid="0afc7776" officeooo:paragraph-rsid="0afac62a" style:font-size-asian="12pt" style:font-weight-asian="normal" style:font-size-complex="12pt" style:font-weight-complex="normal"/>
    </style:style>
    <style:style style:name="P246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28b540" style:font-size-asian="12pt" style:font-weight-asian="normal" style:font-size-complex="12pt" style:font-weight-complex="normal"/>
    </style:style>
    <style:style style:name="P247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001fbb" style:font-size-asian="12pt" style:font-weight-asian="normal" style:font-size-complex="12pt" style:font-weight-complex="normal"/>
    </style:style>
    <style:style style:name="P248" style:family="paragraph" style:parent-style-name="Table_20_Contents">
      <style:paragraph-properties fo:text-align="justify" style:justify-single-word="false"/>
      <style:text-properties fo:font-size="12pt" fo:font-weight="normal" officeooo:rsid="0b4dd4a3" officeooo:paragraph-rsid="0b4dd4a3" style:font-size-asian="12pt" style:font-weight-asian="normal" style:font-size-complex="12pt" style:font-weight-complex="normal"/>
    </style:style>
    <style:style style:name="P249" style:family="paragraph" style:parent-style-name="Table_20_Contents">
      <style:paragraph-properties fo:text-align="justify" style:justify-single-word="false"/>
      <style:text-properties fo:font-size="12pt" fo:font-weight="normal" officeooo:rsid="0b57299f" officeooo:paragraph-rsid="0b57299f" style:font-size-asian="12pt" style:font-weight-asian="normal" style:font-size-complex="12pt" style:font-weight-complex="normal"/>
    </style:style>
    <style:style style:name="P250" style:family="paragraph" style:parent-style-name="Table_20_Contents">
      <style:paragraph-properties fo:text-align="justify" style:justify-single-word="false"/>
      <style:text-properties fo:font-size="12pt" fo:font-weight="normal" officeooo:rsid="0af6469a" officeooo:paragraph-rsid="0b4af8af" style:font-size-asian="12pt" style:font-weight-asian="normal" style:font-size-complex="12pt" style:font-weight-complex="normal"/>
    </style:style>
    <style:style style:name="P251" style:family="paragraph" style:parent-style-name="Table_20_Contents">
      <style:paragraph-properties fo:text-align="justify" style:justify-single-word="false"/>
      <style:text-properties officeooo:rsid="0ba6b2bf" officeooo:paragraph-rsid="0b5d0cdf"/>
    </style:style>
    <style:style style:name="P252" style:family="paragraph" style:parent-style-name="Table_20_Contents">
      <style:paragraph-properties fo:text-align="justify" style:justify-single-word="false"/>
      <style:text-properties officeooo:rsid="0ba6b2bf" officeooo:paragraph-rsid="0be56a96"/>
    </style:style>
    <style:style style:name="P253" style:family="paragraph" style:parent-style-name="Table_20_Contents">
      <style:text-properties officeooo:paragraph-rsid="0bbd1d37"/>
    </style:style>
    <style:style style:name="P254" style:family="paragraph" style:parent-style-name="Title">
      <style:paragraph-properties fo:break-before="page"/>
    </style:style>
    <style:style style:name="P255" style:family="paragraph" style:parent-style-name="Text_20_body">
      <style:paragraph-properties fo:break-before="page"/>
      <style:text-properties officeooo:rsid="0a78d0b9" officeooo:paragraph-rsid="0a78d0b9"/>
    </style:style>
    <style:style style:name="P256" style:family="paragraph" style:parent-style-name="Table">
      <style:paragraph-properties fo:keep-with-next="always"/>
    </style:style>
    <style:style style:name="P257" style:family="paragraph" style:parent-style-name="Табл.">
      <style:paragraph-properties fo:keep-with-next="always"/>
    </style:style>
    <style:style style:name="P258" style:family="paragraph" style:parent-style-name="Text_20_body" style:list-style-name="L1">
      <style:text-properties officeooo:rsid="0a9e2642" officeooo:paragraph-rsid="0a9e2642"/>
    </style:style>
    <style:style style:name="P259" style:family="paragraph" style:parent-style-name="Text_20_body" style:list-style-name="L1">
      <style:text-properties officeooo:rsid="0a9e2642" officeooo:paragraph-rsid="0a9e6ada"/>
    </style:style>
    <style:style style:name="P260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3d80f" style:font-size-asian="12pt" style:font-weight-asian="bold" style:font-size-complex="12pt" style:font-weight-complex="bold"/>
    </style:style>
    <style:style style:name="P261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6f6c6" style:font-size-asian="12pt" style:font-weight-asian="bold" style:font-size-complex="12pt" style:font-weight-complex="bold"/>
    </style:style>
    <style:style style:name="P262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918fa" style:font-size-asian="12pt" style:font-weight-asian="bold" style:font-size-complex="12pt" style:font-weight-complex="bold"/>
    </style:style>
    <style:style style:name="P263" style:family="paragraph" style:parent-style-name="Text_20_body">
      <style:paragraph-properties fo:text-align="justify" style:justify-single-word="false"/>
      <style:text-properties fo:font-size="12pt" fo:font-weight="bold" officeooo:rsid="0c4d3720" officeooo:paragraph-rsid="0c4d3720" style:font-size-asian="12pt" style:font-weight-asian="bold" style:font-size-complex="12pt" style:font-weight-complex="bold"/>
    </style:style>
    <style:style style:name="P264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4e1dd6" style:font-size-asian="12pt" style:font-weight-asian="bold" style:font-size-complex="12pt" style:font-weight-complex="bold"/>
    </style:style>
    <style:style style:name="P265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078ee" style:font-size-asian="12pt" style:font-weight-asian="bold" style:font-size-complex="12pt" style:font-weight-complex="bold"/>
    </style:style>
    <style:style style:name="P266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97fb1" style:font-size-asian="12pt" style:font-weight-asian="bold" style:font-size-complex="12pt" style:font-weight-complex="bold"/>
    </style:style>
    <style:style style:name="P267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6070f" style:font-size-asian="12pt" style:font-weight-asian="bold" style:font-size-complex="12pt" style:font-weight-complex="bold"/>
    </style:style>
    <style:style style:name="P268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b5afc" style:font-size-asian="12pt" style:font-weight-asian="bold" style:font-size-complex="12pt" style:font-weight-complex="bold"/>
    </style:style>
    <style:style style:name="P269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5cf8ec" style:font-size-asian="12pt" style:font-weight-asian="bold" style:font-size-complex="12pt" style:font-weight-complex="bold"/>
    </style:style>
    <style:style style:name="P270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602477" style:font-size-asian="12pt" style:font-weight-asian="bold" style:font-size-complex="12pt" style:font-weight-complex="bold"/>
    </style:style>
    <style:style style:name="P271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61b11b" style:font-size-asian="12pt" style:font-weight-asian="bold" style:font-size-complex="12pt" style:font-weight-complex="bold"/>
    </style:style>
    <style:style style:name="P272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19de40" style:font-size-asian="12pt" style:font-weight-asian="bold" style:font-size-complex="12pt" style:font-weight-complex="bold"/>
    </style:style>
    <style:style style:name="P273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b6efe" style:font-size-asian="12pt" style:font-weight-asian="bold" style:font-size-complex="12pt" style:font-weight-complex="bold"/>
    </style:style>
    <style:style style:name="P274" style:family="paragraph" style:parent-style-name="Text_20_body">
      <style:paragraph-properties fo:text-align="justify" style:justify-single-word="false"/>
      <style:text-properties fo:font-size="12pt" fo:font-weight="bold" officeooo:rsid="0c5b5afc" officeooo:paragraph-rsid="0c5b5afc" style:font-size-asian="12pt" style:font-weight-asian="bold" style:font-size-complex="12pt" style:font-weight-complex="bold"/>
    </style:style>
    <style:style style:name="P275" style:family="paragraph" style:parent-style-name="Text_20_body">
      <style:paragraph-properties fo:text-align="justify" style:justify-single-word="false"/>
      <style:text-properties fo:font-size="12pt" fo:font-weight="bold" officeooo:rsid="0c5b5afc" officeooo:paragraph-rsid="0c5cf8ec" style:font-size-asian="12pt" style:font-weight-asian="bold" style:font-size-complex="12pt" style:font-weight-complex="bold"/>
    </style:style>
    <style:style style:name="P276" style:family="paragraph" style:parent-style-name="Text_20_body">
      <style:paragraph-properties fo:text-align="justify" style:justify-single-word="false"/>
      <style:text-properties fo:font-size="12pt" fo:font-weight="bold" officeooo:rsid="0c5b5afc" officeooo:paragraph-rsid="0c602477" style:font-size-asian="12pt" style:font-weight-asian="bold" style:font-size-complex="12pt" style:font-weight-complex="bold"/>
    </style:style>
    <style:style style:name="P277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5cf8ec" style:font-size-asian="12pt" style:font-weight-asian="bold" style:font-size-complex="12pt" style:font-weight-complex="bold"/>
    </style:style>
    <style:style style:name="P278" style:family="paragraph" style:parent-style-name="Text_20_body">
      <style:text-properties officeooo:rsid="0ace202f" officeooo:paragraph-rsid="0c622fce"/>
    </style:style>
    <style:style style:name="P279" style:family="paragraph" style:parent-style-name="Text_20_body">
      <style:text-properties officeooo:rsid="0ace202f" officeooo:paragraph-rsid="0c62db2f"/>
    </style:style>
    <style:style style:name="P280" style:family="paragraph" style:parent-style-name="Text_20_body">
      <style:text-properties officeooo:paragraph-rsid="0c62db2f"/>
    </style:style>
    <style:style style:name="P281" style:family="paragraph" style:parent-style-name="Text_20_body">
      <style:text-properties fo:font-weight="normal" officeooo:paragraph-rsid="0c64cf50" style:font-weight-asian="normal" style:font-weight-complex="normal"/>
    </style:style>
    <style:style style:name="P282" style:family="paragraph" style:parent-style-name="Text_20_body">
      <style:text-properties fo:font-weight="normal" officeooo:paragraph-rsid="0ac3c458" style:font-weight-asian="normal" style:font-weight-complex="normal"/>
    </style:style>
    <style:style style:name="P28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ec4d0" style:font-size-asian="12pt" style:font-weight-asian="bold" style:font-size-complex="12pt" style:font-weight-complex="bold"/>
    </style:style>
    <style:style style:name="P28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20196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e8d53e" style:font-size-asian="12pt" style:font-weight-asian="bold" style:font-size-complex="12pt" style:font-weight-complex="bold"/>
    </style:style>
    <style:style style:name="P286" style:family="paragraph" style:parent-style-name="Table_20_Contents">
      <style:paragraph-properties fo:text-align="justify" style:justify-single-word="false"/>
      <style:text-properties fo:font-size="12pt" fo:font-weight="bold" officeooo:rsid="0bfa31fe" officeooo:paragraph-rsid="0c672acf" style:font-size-asian="12pt" style:font-weight-asian="bold" style:font-size-complex="12pt" style:font-weight-complex="bold"/>
    </style:style>
    <style:style style:name="P287" style:family="paragraph" style:parent-style-name="Table_20_Contents">
      <style:paragraph-properties fo:text-align="justify" style:justify-single-word="false"/>
      <style:text-properties fo:font-size="12pt" fo:font-weight="bold" officeooo:rsid="0c14286e" officeooo:paragraph-rsid="0c684a46" style:font-size-asian="12pt" style:font-weight-asian="bold" style:font-size-complex="12pt" style:font-weight-complex="bold"/>
    </style:style>
    <style:style style:name="P288" style:family="paragraph" style:parent-style-name="Table_20_Contents">
      <style:paragraph-properties fo:text-align="justify" style:justify-single-word="false"/>
      <style:text-properties fo:font-size="12pt" fo:font-weight="normal" officeooo:rsid="0b3f5c6e" officeooo:paragraph-rsid="0b352582" style:font-size-asian="12pt" style:font-weight-asian="normal" style:font-size-complex="12pt" style:font-weight-complex="normal"/>
    </style:style>
    <style:style style:name="P289" style:family="paragraph" style:parent-style-name="Heading_20_3">
      <style:text-properties officeooo:rsid="0ac41c7f" officeooo:paragraph-rsid="0ac41c7f"/>
    </style:style>
    <style:style style:name="P290" style:family="paragraph" style:parent-style-name="Heading_20_3">
      <style:text-properties officeooo:paragraph-rsid="0bafd02e"/>
    </style:style>
    <style:style style:name="P291" style:family="paragraph" style:parent-style-name="Heading_20_3">
      <style:text-properties officeooo:paragraph-rsid="0bb7a616"/>
    </style:style>
    <style:style style:name="P292" style:family="paragraph" style:parent-style-name="Heading_20_3">
      <style:text-properties officeooo:paragraph-rsid="0bc110b8"/>
    </style:style>
    <style:style style:name="P293" style:family="paragraph" style:parent-style-name="Heading_20_1">
      <style:paragraph-properties fo:break-before="page"/>
    </style:style>
    <style:style style:name="P294" style:family="paragraph" style:parent-style-name="Heading_20_2">
      <style:text-properties officeooo:rsid="0a9e2642" officeooo:paragraph-rsid="0a9e2642"/>
    </style:style>
    <style:style style:name="P295" style:family="paragraph" style:parent-style-name="Heading_20_2">
      <style:text-properties officeooo:rsid="0aa4cd6f" officeooo:paragraph-rsid="0aa4cd6f"/>
    </style:style>
    <style:style style:name="P296" style:family="paragraph" style:parent-style-name="Heading_20_2">
      <style:text-properties officeooo:rsid="0b5d0cdf" officeooo:paragraph-rsid="0b5d0cdf"/>
    </style:style>
    <style:style style:name="P297" style:family="paragraph" style:parent-style-name="Heading_20_2" style:list-style-name=""/>
    <style:style style:name="P298" style:family="paragraph" style:parent-style-name="Heading_20_2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299" style:family="paragraph" style:parent-style-name="Heading_20_2" style:list-style-name="">
      <style:text-properties fo:font-size="12pt" style:font-size-asian="12pt" style:font-size-complex="12pt"/>
    </style:style>
    <style:style style:name="P300" style:family="paragraph" style:parent-style-name="Heading_20_2">
      <style:paragraph-properties fo:break-before="page"/>
    </style:style>
    <style:style style:name="P301" style:family="paragraph" style:parent-style-name="Heading_20_2">
      <style:paragraph-properties fo:break-before="page"/>
      <style:text-properties officeooo:rsid="0ab576ca" officeooo:paragraph-rsid="0ab576ca"/>
    </style:style>
    <style:style style:name="P302" style:family="paragraph" style:parent-style-name="Heading_20_2">
      <style:paragraph-properties fo:break-before="page"/>
      <style:text-properties officeooo:paragraph-rsid="0c37997c"/>
    </style:style>
    <style:style style:name="P303" style:family="paragraph" style:parent-style-name="Heading_20_2">
      <style:paragraph-properties fo:break-before="page"/>
      <style:text-properties officeooo:paragraph-rsid="0bb57a91"/>
    </style:style>
    <style:style style:name="P3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aa1c8d" style:font-weight-asian="bold" style:font-weight-complex="bold"/>
    </style:style>
    <style:style style:name="T3" style:family="text">
      <style:text-properties fo:font-weight="bold" officeooo:rsid="0af90707" style:font-weight-asian="bold" style:font-weight-complex="bold"/>
    </style:style>
    <style:style style:name="T4" style:family="text">
      <style:text-properties fo:font-weight="bold" officeooo:rsid="0abf8c7e" style:font-weight-asian="bold" style:font-weight-complex="bold"/>
    </style:style>
    <style:style style:name="T5" style:family="text">
      <style:text-properties fo:font-weight="bold" officeooo:rsid="0ac1b907" style:font-weight-asian="bold" style:font-weight-complex="bold"/>
    </style:style>
    <style:style style:name="T6" style:family="text">
      <style:text-properties fo:font-weight="bold" officeooo:rsid="0bdbec97" style:font-weight-asian="bold" style:font-weight-complex="bold"/>
    </style:style>
    <style:style style:name="T7" style:family="text">
      <style:text-properties fo:font-weight="bold" officeooo:rsid="0bde4269" style:font-weight-asian="bold" style:font-weight-complex="bold"/>
    </style:style>
    <style:style style:name="T8" style:family="text">
      <style:text-properties fo:font-weight="bold" officeooo:rsid="0c2b2681" style:font-weight-asian="bold" style:font-weight-complex="bold"/>
    </style:style>
    <style:style style:name="T9" style:family="text">
      <style:text-properties fo:font-weight="bold" officeooo:rsid="0c622fce" style:font-weight-asian="bold" style:font-weight-complex="bold"/>
    </style:style>
    <style:style style:name="T10" style:family="text">
      <style:text-properties officeooo:rsid="0a9a6696"/>
    </style:style>
    <style:style style:name="T11" style:family="text">
      <style:text-properties officeooo:rsid="0a9c71e7"/>
    </style:style>
    <style:style style:name="T12" style:family="text">
      <style:text-properties officeooo:rsid="0a9e2642"/>
    </style:style>
    <style:style style:name="T13" style:family="text">
      <style:text-properties officeooo:rsid="0a9e6ada"/>
    </style:style>
    <style:style style:name="T14" style:family="text">
      <style:text-properties officeooo:rsid="0aa01ae3"/>
    </style:style>
    <style:style style:name="T15" style:family="text">
      <style:text-properties officeooo:rsid="0aa4272d"/>
    </style:style>
    <style:style style:name="T16" style:family="text">
      <style:text-properties officeooo:rsid="0aa5badf"/>
    </style:style>
    <style:style style:name="T17" style:family="text">
      <style:text-properties officeooo:rsid="0aa757ef"/>
    </style:style>
    <style:style style:name="T18" style:family="text">
      <style:text-properties officeooo:rsid="0ab2608b"/>
    </style:style>
    <style:style style:name="T19" style:family="text">
      <style:text-properties officeooo:rsid="0abf8c7e"/>
    </style:style>
    <style:style style:name="T20" style:family="text">
      <style:text-properties officeooo:rsid="0ac0dcb7"/>
    </style:style>
    <style:style style:name="T21" style:family="text">
      <style:text-properties officeooo:rsid="0ac15363"/>
    </style:style>
    <style:style style:name="T22" style:family="text">
      <style:text-properties officeooo:rsid="0ac1b907"/>
    </style:style>
    <style:style style:name="T23" style:family="text">
      <style:text-properties officeooo:rsid="0ac1ec29"/>
    </style:style>
    <style:style style:name="T24" style:family="text">
      <style:text-properties officeooo:rsid="0ac407de"/>
    </style:style>
    <style:style style:name="T25" style:family="text">
      <style:text-properties officeooo:rsid="0ac58f8e"/>
    </style:style>
    <style:style style:name="T26" style:family="text">
      <style:text-properties officeooo:rsid="0ac73505"/>
    </style:style>
    <style:style style:name="T27" style:family="text">
      <style:text-properties officeooo:rsid="0accad76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afc7776" style:font-weight-asian="normal" style:font-weight-complex="normal"/>
    </style:style>
    <style:style style:name="T30" style:family="text">
      <style:text-properties fo:font-weight="normal" officeooo:rsid="0b08378f" style:font-weight-asian="normal" style:font-weight-complex="normal"/>
    </style:style>
    <style:style style:name="T31" style:family="text">
      <style:text-properties fo:font-weight="normal" officeooo:rsid="0b09869c" style:font-weight-asian="normal" style:font-weight-complex="normal"/>
    </style:style>
    <style:style style:name="T32" style:family="text">
      <style:text-properties fo:font-weight="normal" officeooo:rsid="0b25856b" style:font-weight-asian="normal" style:font-weight-complex="normal"/>
    </style:style>
    <style:style style:name="T33" style:family="text">
      <style:text-properties fo:font-weight="normal" officeooo:rsid="0b27031b" style:font-weight-asian="normal" style:font-weight-complex="normal"/>
    </style:style>
    <style:style style:name="T34" style:family="text">
      <style:text-properties fo:font-weight="normal" officeooo:rsid="0b28b540" style:font-weight-asian="normal" style:font-weight-complex="normal"/>
    </style:style>
    <style:style style:name="T35" style:family="text">
      <style:text-properties fo:font-weight="normal" officeooo:rsid="0b2931f9" style:font-weight-asian="normal" style:font-weight-complex="normal"/>
    </style:style>
    <style:style style:name="T36" style:family="text">
      <style:text-properties fo:font-weight="normal" officeooo:rsid="0b0a3621" style:font-weight-asian="normal" style:font-weight-complex="normal"/>
    </style:style>
    <style:style style:name="T37" style:family="text">
      <style:text-properties fo:font-weight="normal" officeooo:rsid="0b412e1c" style:font-weight-asian="normal" style:font-weight-complex="normal"/>
    </style:style>
    <style:style style:name="T38" style:family="text">
      <style:text-properties fo:font-weight="normal" officeooo:rsid="0b4541be" style:font-weight-asian="normal" style:font-weight-complex="normal"/>
    </style:style>
    <style:style style:name="T39" style:family="text">
      <style:text-properties fo:font-weight="normal" officeooo:rsid="0b466278" style:font-weight-asian="normal" style:font-weight-complex="normal"/>
    </style:style>
    <style:style style:name="T40" style:family="text">
      <style:text-properties fo:font-weight="normal" officeooo:rsid="0b98ddce" style:font-weight-asian="normal" style:font-weight-complex="normal"/>
    </style:style>
    <style:style style:name="T41" style:family="text">
      <style:text-properties fo:font-weight="normal" officeooo:rsid="0b9c2522" style:font-weight-asian="normal" style:font-weight-complex="normal"/>
    </style:style>
    <style:style style:name="T42" style:family="text">
      <style:text-properties fo:font-weight="normal" officeooo:rsid="0b9d4784" style:font-weight-asian="normal" style:font-weight-complex="normal"/>
    </style:style>
    <style:style style:name="T43" style:family="text">
      <style:text-properties fo:font-weight="normal" officeooo:rsid="0bbf64b4" style:font-weight-asian="normal" style:font-weight-complex="normal"/>
    </style:style>
    <style:style style:name="T44" style:family="text">
      <style:text-properties fo:font-weight="normal" officeooo:rsid="0bc0feba" style:font-weight-asian="normal" style:font-weight-complex="normal"/>
    </style:style>
    <style:style style:name="T45" style:family="text">
      <style:text-properties fo:font-weight="normal" officeooo:rsid="0bc61fa8" style:font-weight-asian="normal" style:font-weight-complex="normal"/>
    </style:style>
    <style:style style:name="T46" style:family="text">
      <style:text-properties fo:font-weight="normal" officeooo:rsid="0bc73fdb" style:font-weight-asian="normal" style:font-weight-complex="normal"/>
    </style:style>
    <style:style style:name="T47" style:family="text">
      <style:text-properties fo:font-weight="normal" officeooo:rsid="0bcd181d" style:font-weight-asian="normal" style:font-weight-complex="normal"/>
    </style:style>
    <style:style style:name="T48" style:family="text">
      <style:text-properties fo:font-weight="normal" officeooo:rsid="0bde4269" style:font-weight-asian="normal" style:font-weight-complex="normal"/>
    </style:style>
    <style:style style:name="T49" style:family="text">
      <style:text-properties fo:font-weight="normal" officeooo:rsid="0beb0a4c" style:font-weight-asian="normal" style:font-weight-complex="normal"/>
    </style:style>
    <style:style style:name="T50" style:family="text">
      <style:text-properties fo:font-weight="normal" officeooo:rsid="0beb6efe" style:font-weight-asian="normal" style:font-weight-complex="normal"/>
    </style:style>
    <style:style style:name="T51" style:family="text">
      <style:text-properties fo:font-weight="normal" officeooo:rsid="0bf32895" style:font-weight-asian="normal" style:font-weight-complex="normal"/>
    </style:style>
    <style:style style:name="T52" style:family="text">
      <style:text-properties fo:font-weight="normal" officeooo:rsid="0bf5c160" style:font-weight-asian="normal" style:font-weight-complex="normal"/>
    </style:style>
    <style:style style:name="T53" style:family="text">
      <style:text-properties fo:font-weight="normal" officeooo:rsid="0bf7a921" style:font-weight-asian="normal" style:font-weight-complex="normal"/>
    </style:style>
    <style:style style:name="T54" style:family="text">
      <style:text-properties fo:font-weight="normal" officeooo:rsid="0bfb8894" style:font-weight-asian="normal" style:font-weight-complex="normal"/>
    </style:style>
    <style:style style:name="T55" style:family="text">
      <style:text-properties fo:font-weight="normal" officeooo:rsid="0c00481c" style:font-weight-asian="normal" style:font-weight-complex="normal"/>
    </style:style>
    <style:style style:name="T56" style:family="text">
      <style:text-properties fo:font-weight="normal" officeooo:rsid="0c0247c2" style:font-weight-asian="normal" style:font-weight-complex="normal"/>
    </style:style>
    <style:style style:name="T57" style:family="text">
      <style:text-properties fo:font-weight="normal" officeooo:rsid="0c03a5d1" style:font-weight-asian="normal" style:font-weight-complex="normal"/>
    </style:style>
    <style:style style:name="T58" style:family="text">
      <style:text-properties fo:font-weight="normal" officeooo:rsid="0c070827" style:font-weight-asian="normal" style:font-weight-complex="normal"/>
    </style:style>
    <style:style style:name="T59" style:family="text">
      <style:text-properties fo:font-weight="normal" officeooo:rsid="0c07e4e2" style:font-weight-asian="normal" style:font-weight-complex="normal"/>
    </style:style>
    <style:style style:name="T60" style:family="text">
      <style:text-properties fo:font-weight="normal" officeooo:rsid="0c1055e8" style:font-weight-asian="normal" style:font-weight-complex="normal"/>
    </style:style>
    <style:style style:name="T61" style:family="text">
      <style:text-properties fo:font-weight="normal" officeooo:rsid="0c14fd10" style:font-weight-asian="normal" style:font-weight-complex="normal"/>
    </style:style>
    <style:style style:name="T62" style:family="text">
      <style:text-properties fo:font-weight="normal" officeooo:rsid="0c168d57" style:font-weight-asian="normal" style:font-weight-complex="normal"/>
    </style:style>
    <style:style style:name="T63" style:family="text">
      <style:text-properties fo:font-weight="normal" officeooo:rsid="0c1a1f1b" style:font-weight-asian="normal" style:font-weight-complex="normal"/>
    </style:style>
    <style:style style:name="T64" style:family="text">
      <style:text-properties fo:font-weight="normal" officeooo:rsid="0c1b1dff" style:font-weight-asian="normal" style:font-weight-complex="normal"/>
    </style:style>
    <style:style style:name="T65" style:family="text">
      <style:text-properties fo:font-weight="normal" officeooo:rsid="0c1bc4ab" style:font-weight-asian="normal" style:font-weight-complex="normal"/>
    </style:style>
    <style:style style:name="T66" style:family="text">
      <style:text-properties fo:font-weight="normal" officeooo:rsid="0c222417" style:font-weight-asian="normal" style:font-weight-complex="normal"/>
    </style:style>
    <style:style style:name="T67" style:family="text">
      <style:text-properties fo:font-weight="normal" officeooo:rsid="0c4e1dd6" style:font-weight-asian="normal" style:font-weight-complex="normal"/>
    </style:style>
    <style:style style:name="T68" style:family="text">
      <style:text-properties fo:font-weight="normal" officeooo:rsid="0c5420dc" style:font-weight-asian="normal" style:font-weight-complex="normal"/>
    </style:style>
    <style:style style:name="T69" style:family="text">
      <style:text-properties fo:font-weight="normal" officeooo:rsid="0c56070f" style:font-weight-asian="normal" style:font-weight-complex="normal"/>
    </style:style>
    <style:style style:name="T70" style:family="text">
      <style:text-properties fo:font-weight="normal" fo:background-color="#fff200" loext:char-shading-value="0" style:font-weight-asian="normal" style:font-weight-complex="normal"/>
    </style:style>
    <style:style style:name="T71" style:family="text">
      <style:text-properties fo:font-weight="normal" officeooo:rsid="0b3ff933" fo:background-color="#fff200" loext:char-shading-value="0" style:font-weight-asian="normal" style:font-weight-complex="normal"/>
    </style:style>
    <style:style style:name="T72" style:family="text">
      <style:text-properties officeooo:rsid="0ad1090c"/>
    </style:style>
    <style:style style:name="T73" style:family="text">
      <style:text-properties officeooo:rsid="0ad2afea"/>
    </style:style>
    <style:style style:name="T74" style:family="text">
      <style:text-properties officeooo:rsid="0ad34909"/>
    </style:style>
    <style:style style:name="T75" style:family="text">
      <style:text-properties officeooo:rsid="0ad525f6"/>
    </style:style>
    <style:style style:name="T76" style:family="text">
      <style:text-properties officeooo:rsid="0ae08be7"/>
    </style:style>
    <style:style style:name="T77" style:family="text">
      <style:text-properties officeooo:rsid="0ae2806c"/>
    </style:style>
    <style:style style:name="T78" style:family="text">
      <style:text-properties officeooo:rsid="0ae3e80f"/>
    </style:style>
    <style:style style:name="T79" style:family="text">
      <style:text-properties officeooo:rsid="0ae79b44"/>
    </style:style>
    <style:style style:name="T80" style:family="text">
      <style:text-properties officeooo:rsid="0af1263e"/>
    </style:style>
    <style:style style:name="T81" style:family="text">
      <style:text-properties officeooo:rsid="0af6469a"/>
    </style:style>
    <style:style style:name="T82" style:family="text">
      <style:text-properties fo:font-size="12pt" officeooo:rsid="0b2ea73a" style:font-size-asian="12pt" style:font-size-complex="12pt"/>
    </style:style>
    <style:style style:name="T83" style:family="text">
      <style:text-properties fo:font-size="12pt" officeooo:rsid="0af6469a" style:font-size-asian="12pt" style:font-size-complex="12pt"/>
    </style:style>
    <style:style style:name="T84" style:family="text">
      <style:text-properties officeooo:rsid="0afc7776"/>
    </style:style>
    <style:style style:name="T85" style:family="text">
      <style:text-properties officeooo:rsid="0b02b7f0"/>
    </style:style>
    <style:style style:name="T86" style:family="text">
      <style:text-properties officeooo:rsid="0b0580ce"/>
    </style:style>
    <style:style style:name="T87" style:family="text">
      <style:text-properties officeooo:rsid="0b08378f"/>
    </style:style>
    <style:style style:name="T88" style:family="text">
      <style:text-properties officeooo:rsid="0b09869c"/>
    </style:style>
    <style:style style:name="T89" style:family="text">
      <style:text-properties officeooo:rsid="0b0a3621"/>
    </style:style>
    <style:style style:name="T90" style:family="text">
      <style:text-properties officeooo:rsid="0b183a8f"/>
    </style:style>
    <style:style style:name="T91" style:family="text">
      <style:text-properties officeooo:rsid="0b1b1a05"/>
    </style:style>
    <style:style style:name="T92" style:family="text">
      <style:text-properties officeooo:rsid="0b217fe4"/>
    </style:style>
    <style:style style:name="T93" style:family="text">
      <style:text-properties officeooo:rsid="0b27031b"/>
    </style:style>
    <style:style style:name="T94" style:family="text">
      <style:text-properties officeooo:rsid="0b374263"/>
    </style:style>
    <style:style style:name="T95" style:family="text">
      <style:text-properties officeooo:rsid="0b390da5"/>
    </style:style>
    <style:style style:name="T96" style:family="text">
      <style:text-properties officeooo:rsid="0b3a6ba1"/>
    </style:style>
    <style:style style:name="T97" style:family="text">
      <style:text-properties officeooo:rsid="0b3c47d7"/>
    </style:style>
    <style:style style:name="T98" style:family="text">
      <style:text-properties officeooo:rsid="0b4541be"/>
    </style:style>
    <style:style style:name="T99" style:family="text">
      <style:text-properties officeooo:rsid="0af90707"/>
    </style:style>
    <style:style style:name="T100" style:family="text">
      <style:text-properties officeooo:rsid="0b5468d6"/>
    </style:style>
    <style:style style:name="T101" style:family="text">
      <style:text-properties officeooo:rsid="0b5a0615"/>
    </style:style>
    <style:style style:name="T102" style:family="text">
      <style:text-properties officeooo:rsid="0aaa1c8d"/>
    </style:style>
    <style:style style:name="T103" style:family="text">
      <style:text-properties officeooo:rsid="0b604de6"/>
    </style:style>
    <style:style style:name="T104" style:family="text">
      <style:text-properties officeooo:rsid="0b75bbf4"/>
    </style:style>
    <style:style style:name="T105" style:family="text">
      <style:text-properties officeooo:rsid="0b77836b"/>
    </style:style>
    <style:style style:name="T106" style:family="text">
      <style:text-properties officeooo:rsid="0b9d4784"/>
    </style:style>
    <style:style style:name="T107" style:family="text">
      <style:text-properties officeooo:rsid="0bb7a616"/>
    </style:style>
    <style:style style:name="T108" style:family="text">
      <style:text-properties officeooo:rsid="0bbf64b4"/>
    </style:style>
    <style:style style:name="T109" style:family="text">
      <style:text-properties officeooo:rsid="0bc110b8"/>
    </style:style>
    <style:style style:name="T110" style:family="text">
      <style:text-properties officeooo:rsid="0bc3d80f"/>
    </style:style>
    <style:style style:name="T111" style:family="text">
      <style:text-properties officeooo:rsid="0bd23360"/>
    </style:style>
    <style:style style:name="T112" style:family="text">
      <style:text-properties officeooo:rsid="0bd86342"/>
    </style:style>
    <style:style style:name="T113" style:family="text">
      <style:text-properties officeooo:rsid="0bdbec97"/>
    </style:style>
    <style:style style:name="T114" style:family="text">
      <style:text-properties officeooo:rsid="0bde4269"/>
    </style:style>
    <style:style style:name="T115" style:family="text">
      <style:text-properties officeooo:rsid="0be8d53e"/>
    </style:style>
    <style:style style:name="T116" style:family="text">
      <style:text-properties officeooo:rsid="0beb6efe"/>
    </style:style>
    <style:style style:name="T117" style:family="text">
      <style:text-properties officeooo:rsid="0bf32895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c0247c2" style:font-style-asian="normal" style:font-style-complex="normal"/>
    </style:style>
    <style:style style:name="T120" style:family="text">
      <style:text-properties fo:font-style="normal" officeooo:rsid="0bf7a921" style:font-style-asian="normal" style:font-style-complex="normal"/>
    </style:style>
    <style:style style:name="T121" style:family="text">
      <style:text-properties officeooo:rsid="0c07e4e2"/>
    </style:style>
    <style:style style:name="T122" style:family="text">
      <style:text-properties officeooo:rsid="0c2f7b22"/>
    </style:style>
    <style:style style:name="T123" style:family="text">
      <style:text-properties officeooo:rsid="0c4d3720"/>
    </style:style>
    <style:style style:name="T124" style:family="text">
      <style:text-properties officeooo:rsid="0c4e1dd6"/>
    </style:style>
    <style:style style:name="T125" style:family="text">
      <style:text-properties officeooo:rsid="0c5420dc"/>
    </style:style>
    <style:style style:name="T126" style:family="text">
      <style:text-properties officeooo:rsid="0c5b5afc"/>
    </style:style>
    <style:style style:name="T127" style:family="text">
      <style:text-properties officeooo:rsid="0c622fc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text:p text:style-name="P254">ZX-ESP WiFi internet card API</text:p>
      <text:p text:style-name="P12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05"><text:a xlink:type="simple" xlink:href="#__RefHeading___Toc17842_235389039" text:style-name="Index_20_Link" text:visited-style-name="Index_20_Link"><text:s/>1. Ограничения и возможности<text:tab/>2</text:a></text:p>
          <text:p text:style-name="P304"><text:a xlink:type="simple" xlink:href="#__RefHeading___Toc17844_235389039" text:style-name="Index_20_Link" text:visited-style-name="Index_20_Link"><text:s/>1.1 Ограничения ZX-SPECTRUM<text:tab/>2</text:a></text:p>
          <text:p text:style-name="P304"><text:a xlink:type="simple" xlink:href="#__RefHeading___Toc17846_235389039" text:style-name="Index_20_Link" text:visited-style-name="Index_20_Link"><text:s/>1.2 Возможности ESP8266<text:tab/>2</text:a></text:p>
          <text:p text:style-name="P305"><text:a xlink:type="simple" xlink:href="#__RefHeading___Toc17848_235389039" text:style-name="Index_20_Link" text:visited-style-name="Index_20_Link"><text:s/>2. Минимально необходимое API<text:tab/>2</text:a></text:p>
          <text:p text:style-name="P304"><text:a xlink:type="simple" xlink:href="#__RefHeading___Toc17850_235389039" text:style-name="Index_20_Link" text:visited-style-name="Index_20_Link"><text:s/>2.1 WiFi API<text:tab/>3</text:a></text:p>
          <text:p text:style-name="P304"><text:a xlink:type="simple" xlink:href="#__RefHeading___Toc17852_235389039" text:style-name="Index_20_Link" text:visited-style-name="Index_20_Link"><text:s/>2.2 Socket API<text:tab/>4</text:a></text:p>
          <text:p text:style-name="P306"><text:a xlink:type="simple" xlink:href="#__RefHeading___Toc17854_235389039" text:style-name="Index_20_Link" text:visited-style-name="Index_20_Link"><text:s/>2.2.1. Общие функции<text:tab/>4</text:a></text:p>
          <text:p text:style-name="P306"><text:a xlink:type="simple" xlink:href="#__RefHeading___Toc17856_235389039" text:style-name="Index_20_Link" text:visited-style-name="Index_20_Link"><text:s/>2.2.2. Функции соединяющегося сокета<text:tab/>4</text:a></text:p>
          <text:p text:style-name="P306"><text:a xlink:type="simple" xlink:href="#__RefHeading___Toc17858_235389039" text:style-name="Index_20_Link" text:visited-style-name="Index_20_Link"><text:s/>2.2.3. Функции слушающего сокета (может быть потом и их реализуем)<text:tab/>5</text:a></text:p>
          <text:p text:style-name="P305"><text:a xlink:type="simple" xlink:href="#__RefHeading___Toc17860_235389039" text:style-name="Index_20_Link" text:visited-style-name="Index_20_Link"><text:s/>3. Протокол обмена<text:tab/>6</text:a></text:p>
          <text:p text:style-name="P304"><text:a xlink:type="simple" xlink:href="#__RefHeading___Toc17862_235389039" text:style-name="Index_20_Link" text:visited-style-name="Index_20_Link"><text:s/>3.1 Коды команд<text:tab/>7</text:a></text:p>
          <text:p text:style-name="P304"><text:a xlink:type="simple" xlink:href="#__RefHeading___Toc17864_235389039" text:style-name="Index_20_Link" text:visited-style-name="Index_20_Link"><text:s/>3.2 Общие команды<text:tab/>8</text:a></text:p>
          <text:p text:style-name="P306"><text:a xlink:type="simple" xlink:href="#__RefHeading___Toc17866_235389039" text:style-name="Index_20_Link" text:visited-style-name="Index_20_Link"><text:s/>3.2.1. Команда esp_poll<text:tab/>8</text:a></text:p>
          <text:p text:style-name="P306"><text:a xlink:type="simple" xlink:href="#__RefHeading___Toc17868_235389039" text:style-name="Index_20_Link" text:visited-style-name="Index_20_Link"><text:s/>3.2.2. Команда gettxtinfo<text:tab/>9</text:a></text:p>
          <text:p text:style-name="P304"><text:a xlink:type="simple" xlink:href="#__RefHeading___Toc17870_235389039" text:style-name="Index_20_Link" text:visited-style-name="Index_20_Link"><text:s/>3.3 Команды работы с WiFi<text:tab/>10</text:a></text:p>
          <text:p text:style-name="P306"><text:a xlink:type="simple" xlink:href="#__RefHeading___Toc17872_235389039" text:style-name="Index_20_Link" text:visited-style-name="Index_20_Link"><text:s/>3.3.1. Команда wifi_config<text:tab/>10</text:a></text:p>
          <text:p text:style-name="P306"><text:a xlink:type="simple" xlink:href="#__RefHeading___Toc17874_235389039" text:style-name="Index_20_Link" text:visited-style-name="Index_20_Link"><text:s/>3.3.2. Команда wifi_ status<text:tab/>10</text:a></text:p>
          <text:p text:style-name="P304"><text:a xlink:type="simple" xlink:href="#__RefHeading___Toc17876_235389039" text:style-name="Index_20_Link" text:visited-style-name="Index_20_Link"><text:s/>3.4 Команды управления сокетом<text:tab/>11</text:a></text:p>
          <text:p text:style-name="P306"><text:a xlink:type="simple" xlink:href="#__RefHeading___Toc17878_235389039" text:style-name="Index_20_Link" text:visited-style-name="Index_20_Link"><text:s/>3.4.1. Команда socket<text:tab/>11</text:a></text:p>
          <text:p text:style-name="P306"><text:a xlink:type="simple" xlink:href="#__RefHeading___Toc18087_235389039" text:style-name="Index_20_Link" text:visited-style-name="Index_20_Link"><text:s/>3.4.2. Команда close<text:tab/>11</text:a></text:p>
          <text:p text:style-name="P306"><text:a xlink:type="simple" xlink:href="#__RefHeading___Toc18089_235389039" text:style-name="Index_20_Link" text:visited-style-name="Index_20_Link"><text:s/>3.4.3. Команда fcntl<text:tab/>11</text:a></text:p>
          <text:p text:style-name="P304"><text:a xlink:type="simple" xlink:href="#__RefHeading___Toc17906_235389039" text:style-name="Index_20_Link" text:visited-style-name="Index_20_Link"><text:s/>3.5 Клиентская часть (ZX соединяется с сервером)<text:tab/>13</text:a></text:p>
          <text:p text:style-name="P306"><text:a xlink:type="simple" xlink:href="#__RefHeading___Toc18359_235389039" text:style-name="Index_20_Link" text:visited-style-name="Index_20_Link"><text:s/>3.5.1. Команда connect<text:tab/>13</text:a></text:p>
          <text:p text:style-name="P306"><text:a xlink:type="simple" xlink:href="#__RefHeading___Toc18615_235389039" text:style-name="Index_20_Link" text:visited-style-name="Index_20_Link"><text:s/>3.5.2. Команда recv<text:tab/>13</text:a></text:p>
          <text:p text:style-name="P306"><text:a xlink:type="simple" xlink:href="#__RefHeading___Toc18853_235389039" text:style-name="Index_20_Link" text:visited-style-name="Index_20_Link"><text:s/>3.5.3. Команда send<text:tab/>14</text:a></text:p>
          <text:p text:style-name="P304"><text:a xlink:type="simple" xlink:href="#__RefHeading___Toc17908_235389039" text:style-name="Index_20_Link" text:visited-style-name="Index_20_Link"><text:s/>3.6 Серверная часть (ZX является сервером)<text:tab/>15</text:a></text:p>
        </text:index-body>
      </text:table-of-content>
      <text:p text:style-name="P124"/>
      <text:p text:style-name="P255"/>
      <text:h text:style-name="Heading_20_1" text:outline-level="1"><text:bookmark-start text:name="__RefHeading___Toc17842_235389039"/>Ограничения и возможности<text:bookmark-end text:name="__RefHeading___Toc17842_235389039"/></text:h>
      <text:h text:style-name="Heading_20_2" text:outline-level="2"><text:bookmark-start text:name="__RefHeading___Toc17844_235389039"/>Ограничения ZX-SPECTRUM<text:bookmark-end text:name="__RefHeading___Toc17844_235389039"/></text:h>
      <text:p text:style-name="P12"><text:tab/>С точки зрения нормальной работы по обмену данными, основным ограничением ZX-SPECTRUM является отсутствие прерываний от COM-порта.</text:p>
      <text:p text:style-name="P12"><text:tab/>В некоторых клонах такое прерывание вроде бы и есть, но в общем случае — его, увы нет. Это приводит к тому, что при разработке асинхронных систем обмена данными, а интернет-соединение - именно такая система в общем случае.</text:p>
      <text:p text:style-name="P12"><text:tab/><text:span text:style-name="T10">По-простому — асинхронная, значит, что данные после установления соединения могут прилететь в любой момент. И объём этих данных неизвестен.</text:span></text:p>
      <text:p text:style-name="P12"><text:tab/><text:span text:style-name="T11">Выход — постоянный опрос COM-порта. Чем это чревато — объяснять не надо. COM-порт устройство относительно медленное и ваша программа будет постоянно висеть и ждать - «а не пришел ли пакет с той стороны?», вместо того, чтобы заниматься чем-то полезным.</text:span></text:p>
      <text:p text:style-name="P12"><text:tab/><text:span text:style-name="T12">Разумеется, опрос можно повесить на прерывание и впадать в состояние ожидания только когда «на той стороне» будут данные. Это улучшит картину, но не сильно.</text:span></text:p>
      <text:p text:style-name="P12"><text:tab/><text:span text:style-name="T12">Пока смиримся с тем что есть.</text:span></text:p>
      <text:p text:style-name="P12"/>
      <text:h text:style-name="P294" text:outline-level="2"><text:bookmark-start text:name="__RefHeading___Toc17846_235389039"/>Возможности ESP8266<text:bookmark-end text:name="__RefHeading___Toc17846_235389039"/></text:h>
      <text:p text:style-name="P14"><text:tab/><text:span text:style-name="T12">Возможности ESP8266 весьма широки:</text:span></text:p>
      <text:list xml:id="list604655594" text:style-name="L1">
        <text:list-item>
          <text:p text:style-name="P258">поддержка режима WiFi-точки доступа или станции (можно и то и другое одновременно, но, говорят, не очень хорошо работает — сам не проверял);</text:p>
        </text:list-item>
        <text:list-item>
          <text:p text:style-name="P258">поддержка до 4х IP-соединений одновременно (для ZX хватит за глаза);</text:p>
        </text:list-item>
        <text:list-item>
          <text:p text:style-name="P258">поддержка слушающих и соединяющихся сокетов (то есть можно как коннектится к серверам, так и самому быть сервером);</text:p>
        </text:list-item>
        <text:list-item>
          <text:p text:style-name="P259">очень неплохой SDK, который позволяет на языках C/C++ реализовать многие сетевые фантазии и запихать их в вашу уникальную прошивку;</text:p>
        </text:list-item>
        <text:list-item>
          <text:p text:style-name="P259"><text:span text:style-name="T13">встроенная периферия — в частности UART, он же - COM-порт</text:span>.</text:p>
        </text:list-item>
      </text:list>
      <text:p text:style-name="P13"/>
      <text:p text:style-name="P15"><text:tab/>Для нас важно, что мы <text:span text:style-name="T14">можем реализовать удобный нам протокол с помощью этого SDK не оглядываясь на ограничения AT-команд стандартной прошивки.</text:span></text:p>
      <text:p text:style-name="P13"/>
      <text:p text:style-name="P13"/>
      <text:h text:style-name="Heading_20_1" text:outline-level="1"><text:bookmark-start text:name="__RefHeading___Toc17848_235389039"/>Минимально необходимое API<text:bookmark-end text:name="__RefHeading___Toc17848_235389039"/></text:h>
      <text:p text:style-name="P16"/>
      <text:p text:style-name="P17"><text:tab/>Что нам необходимо для работы с сетью? А ничего выдумывать не надо. <text:soft-page-break/>Можно просто поглядеть как это сделано в существующих системах и сделать упрощённую копию API со стороны пользователя. Уникальным будет только API для настройки WiFi.</text:p>
      <text:p text:style-name="P17"><text:tab/><text:span text:style-name="T15">Сразу оговорюсь, что скорость обмена по COM-порту будет фиксированной — 115200. Может потом её можно будет и изменять, но пока забью на эти заморочки.</text:span></text:p>
      <text:p text:style-name="P17"><text:tab/><text:span text:style-name="T15">Итак, минимальное API для настройки WiFi.</text:span></text:p>
      <text:p text:style-name="P17"/>
      <text:h text:style-name="P295" text:outline-level="2"><text:bookmark-start text:name="__RefHeading___Toc17850_235389039"/>WiFi API<text:bookmark-end text:name="__RefHeading___Toc17850_235389039"/></text:h>
      <text:p text:style-name="P18"/>
      <text:p text:style-name="P19">Фун<text:span text:style-name="T16">к</text:span>ция <text:span text:style-name="T16">настройки</text:span> WiFi:</text:p>
      <text:p text:style-name="P19"/>
      <text:p text:style-name="P7">int8_t wifi_config(uint8_t mode, const char* name, const char* pass, uint8_t auth);</text:p>
      <text:p text:style-name="P19"/>
      <text:p text:style-name="P20"><text:tab/><text:span text:style-name="T1">mode</text:span> - <text:s/><text:span text:style-name="T17">режим (AP/Station)</text:span></text:p>
      <text:p text:style-name="P20"><text:tab/><text:span text:style-name="T1">name</text:span><text:tab/>- <text:span text:style-name="T17">имя точки доступа;</text:span></text:p>
      <text:p text:style-name="P20"><text:tab/><text:span text:style-name="T1">pass</text:span><text:tab/>- <text:span text:style-name="T17">пароль;</text:span></text:p>
      <text:p text:style-name="P20"><text:tab/><text:span text:style-name="T1">auth</text:span><text:tab/>- <text:span text:style-name="T17">режим аутентификации (только для AP).</text:span></text:p>
      <text:p text:style-name="P20"/>
      <text:p text:style-name="P24">Возвращает функция 0 если всё хорошо или код ошибки.</text:p>
      <text:p text:style-name="P24"/>
      <text:p text:style-name="P20">Фун<text:span text:style-name="T16">к</text:span>ция <text:span text:style-name="T17">проверки состояния</text:span> WiFi:</text:p>
      <text:p text:style-name="P21"><text:tab/><text:span text:style-name="T1">int8_t wifi_</text:span><text:span text:style-name="T2">status</text:span><text:span text:style-name="T1">(uint8_t* mode, char* name, char* pass, uint8_t* auth);</text:span></text:p>
      <text:p text:style-name="P21"/>
      <text:p text:style-name="P25">Возвращает 0 если всё хорошо или код ошибки, <text:span text:style-name="T18">так же возвращает:</text:span></text:p>
      <text:p text:style-name="P23"><text:tab/><text:span text:style-name="T1">mode</text:span> - <text:s/><text:span text:style-name="T17">режим (AP/Station)</text:span></text:p>
      <text:p text:style-name="P23"><text:tab/><text:span text:style-name="T1">name</text:span><text:tab/>- <text:span text:style-name="T17">имя точки доступа;</text:span></text:p>
      <text:p text:style-name="P22"><text:tab/><text:span text:style-name="T1">pass</text:span><text:tab/>- <text:span text:style-name="T17">пароль;</text:span></text:p>
      <text:p text:style-name="P22"><text:tab/><text:span text:style-name="T1">auth</text:span><text:tab/>- <text:span text:style-name="T17">режим аутентификации (только для AP).</text:span></text:p>
      <text:p text:style-name="P22"/>
      <text:p text:style-name="P26">Для AP и <text:span text:style-name="T17">Station </text:span>режимов коды ошибок разные.</text:p>
      <text:p text:style-name="P26"/>
      <text:p text:style-name="P26"/>
      <text:h text:style-name="P301" text:outline-level="2"><text:bookmark-start text:name="__RefHeading___Toc17852_235389039"/>Socket API<text:bookmark-end text:name="__RefHeading___Toc17852_235389039"/></text:h>
      <text:p text:style-name="P27"/>
      <text:p text:style-name="Text_20_body">Функции работы с сокетами. <text:span text:style-name="T20">Я честно содрал их из юникса. Чтобы было:)</text:span></text:p>
      <text:p text:style-name="P29"/>
      <text:h text:style-name="Heading_20_3" text:outline-level="3"><text:bookmark-start text:name="__RefHeading___Toc17854_235389039"/>Общие функции<text:bookmark-end text:name="__RefHeading___Toc17854_235389039"/></text:h>
      <text:p text:style-name="P29"/>
      <text:p text:style-name="P8">int8_t socket(int8_t domain, int8_t type, int8_t protocol);</text:p>
      <text:p text:style-name="P30"/>
      <text:p text:style-name="P33">Создаёт сокет.</text:p>
      <text:p text:style-name="Text_20_body"><text:span text:style-name="T1">domain</text:span> — для IP — всегда AF_INET;</text:p>
      <text:p text:style-name="Text_20_body"><text:span text:style-name="T1">type</text:span> — SOCK_STREAM для TCP и SOCK_DGRAM для UDP (для начала хватит);</text:p>
      <text:p text:style-name="Text_20_body"><text:span text:style-name="T1">protocol</text:span> — всегда 0.</text:p>
      <text:p text:style-name="P34">Возвращает номер соединения (&gt;=0) или код ошибки (&lt;0).</text:p>
      <text:p text:style-name="P36"/>
      <text:p text:style-name="P3">int8_t close(int8_t fd);</text:p>
      <text:p text:style-name="P3"/>
      <text:p text:style-name="P2">Закрывает сокет.</text:p>
      <text:p text:style-name="P1"><text:span text:style-name="T1">fd</text:span> — <text:span text:style-name="T26">номер сокета (&gt;=0).</text:span></text:p>
      <text:p text:style-name="P35">Возвращает 0, <text:span text:style-name="T26">если все в порядке</text:span> или код ошибки (&lt;0).</text:p>
      <text:p text:style-name="P1"/>
      <text:p text:style-name="P32"/>
      <text:p text:style-name="P9">void <text:s/>esp_poll();</text:p>
      <text:p text:style-name="P32"/>
      <text:p text:style-name="P37"><text:tab/>Тот самый мерзкий вызов, который опрашивает состояние ESP8266 по COM-порту и вычитывает данные. Должен вызываться периодически. <text:span text:style-name="T27">Может быть — в прерывании.</text:span></text:p>
      <text:p text:style-name="P32"/>
      <text:h text:style-name="P289" text:outline-level="3"><text:bookmark-start text:name="__RefHeading___Toc17856_235389039"/>Функции соединяющегося сокета<text:bookmark-end text:name="__RefHeading___Toc17856_235389039"/></text:h>
      <text:p text:style-name="Text_20_body"/>
      <text:p text:style-name="P8">int8_t connect(int8_t sockfd, const struct sockaddr *addr, int<text:span text:style-name="T21">16</text:span>_t adrsize);</text:p>
      <text:p text:style-name="P30"/>
      <text:p text:style-name="P39">Установить соединение.</text:p>
      <text:p text:style-name="P38"><text:span text:style-name="T1">sockfd</text:span> — номер сокета, созданного функцией <text:s/><text:span text:style-name="T1">socket()</text:span><text:span text:style-name="T28">;</text:span></text:p>
      <text:p text:style-name="P38"><text:span text:style-name="T1">sockaddr</text:span> — адрес (для IP — это IP-адрес и номер порта);</text:p>
      <text:p text:style-name="P38"><text:span text:style-name="T1">adrsize</text:span> — размер структуры sockaddr (он разный для разных сокетов, но у нас пока всегда 6 байт).</text:p>
      <text:p text:style-name="P39">Возвращает 0, если соединение установлено или код ошибки, если нет.</text:p>
      <text:p text:style-name="Text_20_body"/>
      <text:p text:style-name="Text_20_body"/>
      <text:p text:style-name="Text_20_body"/>
      <text:p text:style-name="P10"><text:soft-page-break/>int<text:span text:style-name="T19">16</text:span>_t recv(int8_t sockfd, void *buf, int<text:span text:style-name="T22">16</text:span>_t <text:span text:style-name="T127">size</text:span>, int8_t flags);</text:p>
      <text:p text:style-name="P31"/>
      <text:p text:style-name="P43">Читает данные из сокета.</text:p>
      <text:p text:style-name="P38"><text:span text:style-name="T1">sockfd</text:span> — номер сокета;</text:p>
      <text:p text:style-name="P40"><text:span text:style-name="T1">buf</text:span> — <text:span text:style-name="T72">буфер, куда читать данные;</text:span></text:p>
      <text:p text:style-name="P278"><text:span text:style-name="T9">size</text:span> — <text:span text:style-name="T72">размер буфера;</text:span></text:p>
      <text:p text:style-name="P40"><text:span text:style-name="T1">flags</text:span> — <text:span text:style-name="T72">флаги (пока не используются).</text:span></text:p>
      <text:p text:style-name="P40"/>
      <text:p text:style-name="P43">Возвращает: количество считанных байт (&gt;0), код ошибки (&lt;0) или, если <text:span text:style-name="T73">возвращен</text:span> 0, то соединение закрыто.</text:p>
      <text:p text:style-name="P280"><text:line-break/><text:span text:style-name="T1">int</text:span><text:span text:style-name="T4">16</text:span><text:span text:style-name="T1">_t send(int8_t sockfd, const void *buf, int</text:span><text:span text:style-name="T5">16</text:span><text:span text:style-name="T1">_t </text:span><text:span text:style-name="T9">size</text:span><text:span text:style-name="T1">, int</text:span><text:span text:style-name="T8">8_t</text:span><text:span text:style-name="T1"> flags);</text:span></text:p>
      <text:p text:style-name="P44"><text:span text:style-name="T74">Отправляет</text:span> данные <text:span text:style-name="T74">в</text:span> сокет.</text:p>
      <text:p text:style-name="P41"><text:span text:style-name="T1">sockfd</text:span> — номер сокета;</text:p>
      <text:p text:style-name="P41"><text:span text:style-name="T1">buf</text:span> — <text:span text:style-name="T72">буфер, с данными данные;</text:span></text:p>
      <text:p text:style-name="P279"><text:span text:style-name="T9">size</text:span> — <text:span text:style-name="T74">сколько байт нужно отправить;</text:span></text:p>
      <text:p text:style-name="P41"><text:span text:style-name="T1">flags</text:span> — <text:span text:style-name="T72">флаги (пока не используются).</text:span></text:p>
      <text:p text:style-name="P41"/>
      <text:p text:style-name="P44">Возвращает: количество <text:span text:style-name="T75">переданных</text:span> байт (&gt;0), код ошибки (&lt;0) или, если <text:span text:style-name="T73">возвращен</text:span> 0, то соединение закрыто.</text:p>
      <text:p text:style-name="P28"/>
      <text:h text:style-name="P289" text:outline-level="3"><text:bookmark-start text:name="__RefHeading___Toc17858_235389039"/>Функции слушающего сокета <text:span text:style-name="T25">(может быть потом и их реализуем)</text:span><text:bookmark-end text:name="__RefHeading___Toc17858_235389039"/></text:h>
      <text:p text:style-name="P28"/>
      <text:p text:style-name="P281">int8_t bind(int8_t sockfd, const struct sockaddr *addr, int<text:span text:style-name="T23">16</text:span>_t addr<text:span text:style-name="T127">size </text:span>);</text:p>
      <text:p text:style-name="P282"><text:line-break/>int8_t listen(int8_t sockfd, int8_t backlog);</text:p>
      <text:p text:style-name="P281"><text:line-break/>int8_t accept(int8_t sockfd, struct sockaddr *addr, int<text:span text:style-name="T24">16</text:span>_t *addr<text:span text:style-name="T127">size </text:span>);</text:p>
      <text:p text:style-name="P32"><text:line-break/></text:p>
      <text:h text:style-name="P293" text:outline-level="1"><text:bookmark-start text:name="__RefHeading___Toc17860_235389039"/>Протокол обмена<text:bookmark-end text:name="__RefHeading___Toc17860_235389039"/></text:h>
      <text:p text:style-name="Text_20_body"/>
      <text:p text:style-name="P45"><text:tab/>По сути, необходимо преобразовать асинхронный обмен данными в синхронный.</text:p>
      <text:p text:style-name="P45"><text:tab/>Управляющим устройством (master) будет ZX, а ESP8266 должно выполнять его команды.</text:p>
      <text:p text:style-name="P46"><text:tab/>Все принятые данные ESP8266 должно хранить в своих буферах, насколько позволит размер памяти.</text:p>
      <text:p text:style-name="P46"><text:tab/><text:span text:style-name="T76">Так как к COM-порту будет привязано не более одного устройства, то команды — безадресные.</text:span></text:p>
      <text:p text:style-name="P46"><text:tab/><text:span text:style-name="T78">В качестве транспорта используем протокол SLIP.</text:span></text:p>
      <text:p text:style-name="Text_20_body"><text:tab/>Границей SLIP-кадра является уникальный флаг END (0xC0). Уникальность этого флага поддерживается байт-стаффингом внутри кадра с ESC-последовательностью 0xDB, причём байт END (0xС0) заменяется последовательностью (0xDB, 0xDC), а байт ESC (0xDB) — последовательностью (0xDB, 0xDD).</text:p>
      <text:p text:style-name="P46"><text:tab/><text:span text:style-name="T79">Такой формат позволит точно найти начало и конец пакета (кадра) при сбое, накладные расходы на анализ байт — минимальны.</text:span></text:p>
      <text:p text:style-name="P46"/>
      <text:p text:style-name="P46"><text:tab/><text:span text:style-name="T77">Общий формат команд (исходный, до байт-стаффинга):</text:span></text:p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28">Резерв,</text:p>
            <text:p text:style-name="P128">всегда 0</text:p>
            <text:p text:style-name="P236"/>
            <text:p text:style-name="P236">reserv0</text:p>
          </table:table-cell>
          <table:table-cell table:style-name="Таблица1.A1" office:value-type="string">
            <text:p text:style-name="P128">Код команды</text:p>
            <text:p text:style-name="P236"/>
            <text:p text:style-name="P236"/>
            <text:p text:style-name="P236">cmd</text:p>
          </table:table-cell>
          <table:table-cell table:style-name="Таблица1.A1" office:value-type="string">
            <text:p text:style-name="P234">ID команды</text:p>
            <text:p text:style-name="P234"/>
            <text:p text:style-name="P236"/>
            <text:p text:style-name="P236">id</text:p>
          </table:table-cell>
          <table:table-cell table:style-name="Таблица1.A1" office:value-type="string">
            <text:p text:style-name="P128">Данные</text:p>
            <text:p text:style-name="P128">(зависят <text:span text:style-name="T112">от cmd</text:span>)</text:p>
            <text:p text:style-name="P236"/>
            <text:p text:style-name="P236">data</text:p>
          </table:table-cell>
          <table:table-cell table:style-name="Таблица1.E1" office:value-type="string">
            <text:p text:style-name="P132">CRC8</text:p>
            <text:p text:style-name="P237">данных</text:p>
            <text:p text:style-name="P237"/>
            <text:p text:style-name="P238">crc8</text:p>
          </table:table-cell>
        </table:table-row>
        <table:table-row>
          <table:table-cell table:style-name="Таблица1.A2" office:value-type="string">
            <text:p text:style-name="P128">1 байт</text:p>
          </table:table-cell>
          <table:table-cell table:style-name="Таблица1.A2" office:value-type="string">
            <text:p text:style-name="P128">1 байт</text:p>
          </table:table-cell>
          <table:table-cell table:style-name="Таблица1.A2" office:value-type="string">
            <text:p text:style-name="P235"><text:span text:style-name="T111">1</text:span> байт</text:p>
          </table:table-cell>
          <table:table-cell table:style-name="Таблица1.A2" office:value-type="string">
            <text:p text:style-name="P128">NNNN байт</text:p>
          </table:table-cell>
          <table:table-cell table:style-name="Таблица1.E2" office:value-type="string">
            <text:p text:style-name="P129">1 байт</text:p>
          </table:table-cell>
        </table:table-row>
        <table:table-row>
          <table:table-cell table:style-name="Таблица1.A2" table:number-columns-spanned="3" office:value-type="string">
            <text:p text:style-name="P243">Заголовок</text:p>
          </table:table-cell>
          <table:covered-table-cell/>
          <table:covered-table-cell/>
          <table:table-cell table:style-name="Таблица1.A2" office:value-type="string">
            <text:p text:style-name="P128"/>
          </table:table-cell>
          <table:table-cell table:style-name="Таблица1.E2" office:value-type="string">
            <text:p text:style-name="P129"/>
          </table:table-cell>
        </table:table-row>
      </table:table>
      <text:p text:style-name="P46"/>
      <text:p text:style-name="P58">Каждая команда предполагает ответ от ESP8266.</text:p>
      <text:p text:style-name="P125">Заголовок команды и ответа состоит из:</text:p>
      <text:p text:style-name="Text_20_body">- резервного байта <text:span text:style-name="T1">reserv0</text:span>, всегда равного 0 (потом может поменяться);</text:p>
      <text:p text:style-name="Text_20_body">- кода команды <text:span text:style-name="T1">cmd</text:span>. Коды команды приведены в табл.<text:sequence-ref text:reference-format="value" text:ref-name="refТабл.0">1</text:sequence-ref>;</text:p>
      <text:p text:style-name="Text_20_body">- <text:span text:style-name="T113">идентификатора коман</text:span>ды <text:span text:style-name="T1">id</text:span>. <text:span text:style-name="T6">id</text:span><text:span text:style-name="T113"> ответа всегда равен </text:span><text:span text:style-name="T6">id</text:span><text:span text:style-name="T113"> команды, на которую получен ответ;</text:span></text:p>
      <text:p text:style-name="Text_20_body">- данных <text:span text:style-name="T1">data</text:span>, <text:span text:style-name="T114">размер которых зависит от конкретной команды. Данные могут и отсутствовать;</text:span></text:p>
      <text:p text:style-name="Text_20_body">- <text:span text:style-name="T114">контрольной суммы crc8, которая вычисляется от байта <text:s/></text:span><text:span text:style-name="T7">reserv0</text:span><text:span text:style-name="T48"> до последнего байта данных включительно.</text:span></text:p>
      <text:p text:style-name="P126"><text:tab/>Так как протокол SLIP имеет чёткие границы пакета, то нет необитаемости передавать размер поля <text:span text:style-name="T1">data</text:span>; он вычисляется при приёме данных.</text:p>
      <text:p text:style-name="P126"/>
      <text:p text:style-name="P252"><text:span text:style-name="T1"><text:tab/>Примечание</text:span>. В описании команд описываются только поля данных <text:soft-page-break/>запроса и ответа <text:s/>без<text:span text:style-name="T77"> байт-стаффинга. </text:span>То есть пакет имеет вид без преобразования к формату SLIP-протокола. <text:span text:style-name="T77">Поля заголовка и контрольной <text:s/>суммы в описании команд опускаются. Коды команд указаны в в табл.</text:span><text:span text:style-name="T77"><text:sequence-ref text:reference-format="value" text:ref-name="refТабл.0">1</text:sequence-ref></text:span><text:span text:style-name="T77">.</text:span></text:p>
      <text:p text:style-name="P58"/>
      <text:h text:style-name="P296" text:outline-level="2"><text:bookmark-start text:name="__RefHeading___Toc17862_235389039"/>Коды команд<text:bookmark-end text:name="__RefHeading___Toc17862_235389039"/></text:h>
      <text:p text:style-name="P257">Табл. <text:sequence text:ref-name="refТабл.0" text:name="Табл." text:formula="ooow:Табл.+1" style:num-format="1">1</text:sequence>: Коды команд, указываемые в SLIP-пакетах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09">Команда</text:p>
          </table:table-cell>
          <table:table-cell table:style-name="Таблица9.A1" office:value-type="string">
            <text:p text:style-name="P209">Код</text:p>
          </table:table-cell>
          <table:table-cell table:style-name="Таблица9.C1" office:value-type="string">
            <text:p text:style-name="P209">Комментарий</text:p>
          </table:table-cell>
        </table:table-row>
        <table:table-row>
          <table:table-cell table:style-name="Таблица9.A2" table:number-columns-spanned="3" office:value-type="string">
            <text:p text:style-name="P95">Об<text:span text:style-name="T104">щие команды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5">gettxtinfo</text:p>
          </table:table-cell>
          <table:table-cell table:style-name="Таблица9.B18" office:value-type="string">
            <text:p text:style-name="P226">0x01</text:p>
          </table:table-cell>
          <table:table-cell table:style-name="Таблица9.C18" office:value-type="string">
            <text:p text:style-name="P225">Получить отладочный вывод ESP</text:p>
          </table:table-cell>
        </table:table-row>
        <table:table-row>
          <table:table-cell table:style-name="Таблица9.A18" office:value-type="string">
            <text:p text:style-name="P93">esp_poll</text:p>
          </table:table-cell>
          <table:table-cell table:style-name="Таблица9.B18" office:value-type="string">
            <text:p text:style-name="P226">0x02</text:p>
          </table:table-cell>
          <table:table-cell table:style-name="Таблица9.C18" office:value-type="string">
            <text:p text:style-name="P210">Проверить <text:span text:style-name="T103">состояние сокетов на ESP и вернуть его в ZX</text:span></text:p>
          </table:table-cell>
        </table:table-row>
        <table:table-row>
          <table:table-cell table:style-name="Таблица9.A2" table:number-columns-spanned="3" office:value-type="string">
            <text:p text:style-name="P96">Команды <text:span text:style-name="T105">работы с WiFi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6">wifi_config</text:p>
          </table:table-cell>
          <table:table-cell table:style-name="Таблица9.B18" office:value-type="string">
            <text:p text:style-name="P226">0x08</text:p>
          </table:table-cell>
          <table:table-cell table:style-name="Таблица9.C18" office:value-type="string">
            <text:p text:style-name="P211">Задать конфигурацию WiFi</text:p>
          </table:table-cell>
        </table:table-row>
        <table:table-row>
          <table:table-cell table:style-name="Таблица9.A18" office:value-type="string">
            <text:p text:style-name="P87">wifi_<text:span text:style-name="T102">status</text:span></text:p>
          </table:table-cell>
          <table:table-cell table:style-name="Таблица9.B18" office:value-type="string">
            <text:p text:style-name="P226">0x09</text:p>
          </table:table-cell>
          <table:table-cell table:style-name="Таблица9.C18" office:value-type="string">
            <text:p text:style-name="P211">Получить конфигурацию WiFi</text:p>
          </table:table-cell>
        </table:table-row>
        <table:table-row>
          <table:table-cell table:style-name="Таблица9.A2" table:number-columns-spanned="3" office:value-type="string">
            <text:p text:style-name="P97">Команды управления сокетом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8">socket</text:p>
          </table:table-cell>
          <table:table-cell table:style-name="Таблица9.B18" office:value-type="string">
            <text:p text:style-name="P226">0x10</text:p>
          </table:table-cell>
          <table:table-cell table:style-name="Таблица9.C18" office:value-type="string">
            <text:p text:style-name="P212">Создать сокет</text:p>
          </table:table-cell>
        </table:table-row>
        <table:table-row>
          <table:table-cell table:style-name="Таблица9.A18" office:value-type="string">
            <text:p text:style-name="P5">close</text:p>
          </table:table-cell>
          <table:table-cell table:style-name="Таблица9.B18" office:value-type="string">
            <text:p text:style-name="P226">0x11</text:p>
          </table:table-cell>
          <table:table-cell table:style-name="Таблица9.C18" office:value-type="string">
            <text:p text:style-name="P94">Закрыть соединение и уничтожить сокет</text:p>
          </table:table-cell>
        </table:table-row>
        <table:table-row>
          <table:table-cell table:style-name="Таблица9.A18" office:value-type="string">
            <text:p text:style-name="P6">fcntl</text:p>
          </table:table-cell>
          <table:table-cell table:style-name="Таблица9.B18" office:value-type="string">
            <text:p text:style-name="P226">0x12</text:p>
          </table:table-cell>
          <table:table-cell table:style-name="Таблица9.C18" office:value-type="string">
            <text:p text:style-name="P98">Задать режим чтения-записи (блокирующий или не блокирующий)</text:p>
          </table:table-cell>
        </table:table-row>
        <table:table-row>
          <table:table-cell table:style-name="Таблица9.A2" table:number-columns-spanned="3" office:value-type="string">
            <text:p text:style-name="P99">Клиентская часть (ZX соединяется с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8">connect</text:p>
          </table:table-cell>
          <table:table-cell table:style-name="Таблица9.B18" office:value-type="string">
            <text:p text:style-name="P227">0x18</text:p>
          </table:table-cell>
          <table:table-cell table:style-name="Таблица9.C18" office:value-type="string">
            <text:p text:style-name="P213">Соединиться с заданным IP</text:p>
          </table:table-cell>
        </table:table-row>
        <table:table-row>
          <table:table-cell table:style-name="Таблица9.A18" office:value-type="string">
            <text:p text:style-name="P89">recv</text:p>
          </table:table-cell>
          <table:table-cell table:style-name="Таблица9.B18" office:value-type="string">
            <text:p text:style-name="P227">0x19</text:p>
          </table:table-cell>
          <table:table-cell table:style-name="Таблица9.C18" office:value-type="string">
            <text:p text:style-name="P214">Принять данные из указанного сокета</text:p>
          </table:table-cell>
        </table:table-row>
        <table:table-row>
          <table:table-cell table:style-name="Таблица9.A18" office:value-type="string">
            <text:p text:style-name="P89">send</text:p>
          </table:table-cell>
          <table:table-cell table:style-name="Таблица9.B18" office:value-type="string">
            <text:p text:style-name="P227">0x1A</text:p>
          </table:table-cell>
          <table:table-cell table:style-name="Таблица9.C18" office:value-type="string">
            <text:p text:style-name="P215">Оправить данные в указанный сокет</text:p>
          </table:table-cell>
        </table:table-row>
        <table:table-row>
          <table:table-cell table:style-name="Таблица9.A2" table:number-columns-spanned="3" office:value-type="string">
            <text:p text:style-name="P99">Серверная часть (ZX является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0">bind</text:p>
          </table:table-cell>
          <table:table-cell table:style-name="Таблица9.B18" office:value-type="string">
            <text:p text:style-name="P227">0x20</text:p>
          </table:table-cell>
          <table:table-cell table:style-name="Таблица9.C18" office:value-type="string">
            <text:p text:style-name="P216">Привязать сокет к адресу и порту (по факту только к порту)</text:p>
          </table:table-cell>
        </table:table-row>
        <table:table-row>
          <table:table-cell table:style-name="Таблица9.A18" office:value-type="string">
            <text:p text:style-name="P91">listen</text:p>
          </table:table-cell>
          <table:table-cell table:style-name="Таблица9.B18" office:value-type="string">
            <text:p text:style-name="P227">0x21</text:p>
          </table:table-cell>
          <table:table-cell table:style-name="Таблица9.C18" office:value-type="string">
            <text:p text:style-name="P217">Слушать указанный сокет и ждать запроса на соединение</text:p>
          </table:table-cell>
        </table:table-row>
        <table:table-row>
          <table:table-cell table:style-name="Таблица9.A19" office:value-type="string">
            <text:p text:style-name="P92">accept</text:p>
          </table:table-cell>
          <table:table-cell table:style-name="Таблица9.B19" office:value-type="string">
            <text:p text:style-name="P227">0x22</text:p>
          </table:table-cell>
          <table:table-cell table:style-name="Таблица9.C19" office:value-type="string">
            <text:p text:style-name="P218">Принять соединение</text:p>
          </table:table-cell>
        </table:table-row>
      </table:table>
      <text:p text:style-name="P251"/>
      <text:h text:style-name="P297" text:outline-level="2"/>
      <text:h text:style-name="P300" text:outline-level="2"><text:bookmark-start text:name="__RefHeading___Toc17864_235389039"/>Общие команды<text:bookmark-end text:name="__RefHeading___Toc17864_235389039"/></text:h>
      <text:h text:style-name="Heading_20_3" text:outline-level="3"><text:bookmark-start text:name="__RefHeading___Toc17866_235389039"/>Команда <text:span text:style-name="T101">esp_</text:span>poll<text:bookmark-end text:name="__RefHeading___Toc17866_235389039"/></text:h>
      <text:p text:style-name="Text_20_body"><text:tab/><text:span text:style-name="T80">Данная команда осуществляет опрос состояния ESP8266 и возвращает данные по нему.</text:span></text:p>
      <text:p text:style-name="Text_20_body"/>
      <text:p text:style-name="P59">Запрос. <text:span text:style-name="T81">Данные отсутствуют.</text:span></text:p>
      <text:p text:style-name="P68">Ответ.</text:p>
      <text:p text:style-name="P4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6">WiFiStatus</text:p>
          </table:table-cell>
          <table:table-cell table:style-name="Таблица2.A1" office:value-type="string">
            <text:p text:style-name="P133">Nsock</text:p>
          </table:table-cell>
          <table:table-cell table:style-name="Таблица2.C1" office:value-type="string">
            <text:p text:style-name="P142">SockStatus</text:p>
          </table:table-cell>
        </table:table-row>
        <table:table-row>
          <table:table-cell table:style-name="Таблица2.A2" office:value-type="string">
            <text:p text:style-name="P131">1 байт</text:p>
          </table:table-cell>
          <table:table-cell table:style-name="Таблица2.A2" office:value-type="string">
            <text:p text:style-name="P130">1 байт</text:p>
          </table:table-cell>
          <table:table-cell table:style-name="Таблица2.C2" office:value-type="string">
            <text:p text:style-name="P130"><text:span text:style-name="T92">3*Nsock</text:span> байт</text:p>
          </table:table-cell>
        </table:table-row>
      </table:table>
      <text:p text:style-name="P134"/>
      <text:p text:style-name="P134"><text:span text:style-name="T86">WiFiStatus</text:span><text:span text:style-name="T28"> — </text:span><text:span text:style-name="T30">состояние соединения </text:span><text:span text:style-name="T31">с сетью </text:span><text:span text:style-name="T30">WiFi</text:span></text:p>
      <text:p text:style-name="P134"/>
      <text:p text:style-name="P244">Байт <text:span text:style-name="T87">состояни</text:span>я<text:span text:style-name="T87"> соединения </text:span>с сетью <text:span text:style-name="T87">WiFi </text:span>имеет следующий формат:</text:p>
      <text:p text:style-name="P4"/>
      <text:p text:style-name="P256">Таблица <text:sequence text:ref-name="refTable0" text:name="Table" text:formula="ooow:Table+1" style:num-format="1">1</text:sequence>: <text:span text:style-name="T88">Байт</text:span> WiFiStatus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44">Бит</text:p>
          </table:table-cell>
          <table:table-cell table:style-name="Таблица4.B1" office:value-type="string">
            <text:p text:style-name="P144">Значение</text:p>
          </table:table-cell>
        </table:table-row>
        <table:table-row>
          <table:table-cell table:style-name="Таблица4.A2" office:value-type="string">
            <text:p text:style-name="P144">0</text:p>
          </table:table-cell>
          <table:table-cell table:style-name="Таблица4.B2" office:value-type="string">
            <text:p text:style-name="P155">Режим (0-Station 1-AP)</text:p>
          </table:table-cell>
        </table:table-row>
        <table:table-row>
          <table:table-cell table:style-name="Таблица4.A2" office:value-type="string">
            <text:p text:style-name="P144">1</text:p>
          </table:table-cell>
          <table:table-cell table:style-name="Таблица4.B2" office:value-type="string">
            <text:p text:style-name="P156">Для <text:s/><text:span text:style-name="T89">Station — </text:span>1 — есть подключение к AP, 0 — нет подключения к AP</text:p>
          </table:table-cell>
        </table:table-row>
        <table:table-row>
          <table:table-cell table:style-name="Таблица4.A2" office:value-type="string">
            <text:p text:style-name="P144">2</text:p>
          </table:table-cell>
          <table:table-cell table:style-name="Таблица4.B2" office:value-type="string">
            <text:p text:style-name="P157">0</text:p>
          </table:table-cell>
        </table:table-row>
        <table:table-row>
          <table:table-cell table:style-name="Таблица4.A2" office:value-type="string">
            <text:p text:style-name="P144">3</text:p>
          </table:table-cell>
          <table:table-cell table:style-name="Таблица4.B2" office:value-type="string">
            <text:p text:style-name="P157">0</text:p>
          </table:table-cell>
        </table:table-row>
        <table:table-row>
          <table:table-cell table:style-name="Таблица4.A2" office:value-type="string">
            <text:p text:style-name="P144">4</text:p>
          </table:table-cell>
          <table:table-cell table:style-name="Таблица4.B2" office:value-type="string">
            <text:p text:style-name="P157">0</text:p>
          </table:table-cell>
        </table:table-row>
        <table:table-row>
          <table:table-cell table:style-name="Таблица4.A2" office:value-type="string">
            <text:p text:style-name="P144">5</text:p>
          </table:table-cell>
          <table:table-cell table:style-name="Таблица4.B2" office:value-type="string">
            <text:p text:style-name="P157">0</text:p>
          </table:table-cell>
        </table:table-row>
        <table:table-row>
          <table:table-cell table:style-name="Таблица4.A2" office:value-type="string">
            <text:p text:style-name="P144">6</text:p>
          </table:table-cell>
          <table:table-cell table:style-name="Таблица4.B2" office:value-type="string">
            <text:p text:style-name="P157">0</text:p>
          </table:table-cell>
        </table:table-row>
        <table:table-row>
          <table:table-cell table:style-name="Таблица4.A2" office:value-type="string">
            <text:p text:style-name="P144">7</text:p>
          </table:table-cell>
          <table:table-cell table:style-name="Таблица4.B2" office:value-type="string">
            <text:p text:style-name="P206">0 — нет информационного вывода. 1 — есть информационный вывод и его надо считать запросом <text:span text:style-name="T100">gettxtinfo</text:span>. Это просто текст и применяется для отладки.</text:p>
          </table:table-cell>
        </table:table-row>
      </table:table>
      <text:p text:style-name="P135"/>
      <text:p text:style-name="P244"/>
      <text:p text:style-name="P133">Nsock<text:span text:style-name="T28"> — </text:span><text:span text:style-name="T29">количество открытых сокетов.</text:span></text:p>
      <text:p text:style-name="P142"><text:span text:style-name="T84">SockStatus</text:span><text:span text:style-name="T29"> — массив </text:span><text:span text:style-name="T32">трёхбайтовых </text:span><text:span text:style-name="T29">записей о состоянии каждого сокета.</text:span></text:p>
      <text:p text:style-name="P245"/>
      <text:p text:style-name="P143"><text:span text:style-name="T29"><text:tab/>К</text:span><text:span text:style-name="T28">аждая запись массива </text:span><text:span text:style-name="T84">SockStatus</text:span><text:span text:style-name="T29"> </text:span><text:span text:style-name="T28">состоит из </text:span><text:span text:style-name="T33">трёх</text:span><text:span text:style-name="T28"> байт и содержит следующую информацию:</text:span></text:p>
      <text:p text:style-name="P246"/>
      <text:p text:style-name="P143"><text:span text:style-name="T28">SockStatus, </text:span><text:span text:style-name="T33">байт </text:span><text:span text:style-name="T34">0 — содержит номер сокета;</text:span></text:p>
      <text:p text:style-name="P143"><text:span text:style-name="T34">SockStatus, </text:span><text:span text:style-name="T33">байт </text:span><text:span text:style-name="T34">1 — содержит код ошибки (0-ошибок нет)</text:span></text:p>
      <text:p text:style-name="P143"><text:span text:style-name="T34">SockStatus, </text:span><text:span text:style-name="T33">байт </text:span><text:span text:style-name="T34">2 — содержит биты состояния сокета (см. табл)</text:span><text:span text:style-name="T35">.</text:span></text:p>
      <text:p text:style-name="P247"><text:tab/></text:p>
      <text:p text:style-name="P256">Таблица <text:sequence text:ref-name="refTable1" text:name="Table" text:formula="ooow:Table+1" style:num-format="1">2</text:sequence>: SockStatus, <text:span text:style-name="T93">байт 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5">Бит</text:p>
          </table:table-cell>
          <table:table-cell table:style-name="Таблица3.B1" office:value-type="string">
            <text:p text:style-name="P145">Значение</text:p>
          </table:table-cell>
        </table:table-row>
        <text:soft-page-break/>
        <table:table-row>
          <table:table-cell table:style-name="Таблица3.A2" office:value-type="string">
            <text:p text:style-name="P145">0</text:p>
          </table:table-cell>
          <table:table-cell table:style-name="Таблица3.B2" office:value-type="string">
            <text:p text:style-name="P219">Сокет <text:span text:style-name="T85">(1)</text:span> открыт или закрылся <text:s/><text:span text:style-name="T85">(0)</text:span>.</text:p>
            <text:p text:style-name="P220">0 будет передаваться до тех пор пока не будет выполнено чтение из сокета.</text:p>
          </table:table-cell>
        </table:table-row>
        <table:table-row>
          <table:table-cell table:style-name="Таблица3.A2" office:value-type="string">
            <text:p text:style-name="P145">1</text:p>
          </table:table-cell>
          <table:table-cell table:style-name="Таблица3.B2" office:value-type="string">
            <text:p text:style-name="P221">0 — возможна отправка данных по сокету. 1- буфер полон.</text:p>
          </table:table-cell>
        </table:table-row>
        <table:table-row>
          <table:table-cell table:style-name="Таблица3.A2" office:value-type="string">
            <text:p text:style-name="P145">2</text:p>
          </table:table-cell>
          <table:table-cell table:style-name="Таблица3.B2" office:value-type="string">
            <text:p text:style-name="P221">0 — данные для чтения в сокете отсутствуют. 1 — можно читать данные.</text:p>
          </table:table-cell>
        </table:table-row>
        <table:table-row>
          <table:table-cell table:style-name="Таблица3.A2" office:value-type="string">
            <text:p text:style-name="P145">3</text:p>
          </table:table-cell>
          <table:table-cell table:style-name="Таблица3.B2" office:value-type="string">
            <text:p text:style-name="P222">0 — <text:span text:style-name="T90">соединяющийся сокет 1 — слушающий сокет</text:span></text:p>
          </table:table-cell>
        </table:table-row>
        <table:table-row>
          <table:table-cell table:style-name="Таблица3.A2" office:value-type="string">
            <text:p text:style-name="P145">4</text:p>
          </table:table-cell>
          <table:table-cell table:style-name="Таблица3.B2" office:value-type="string">
            <text:p text:style-name="P223">0 — для слушающего сокета нет входящих соединений, 1 — есть соединение <text:span text:style-name="T91">(принять с помощью accept или закрыть с помощью close)</text:span></text:p>
          </table:table-cell>
        </table:table-row>
        <table:table-row>
          <table:table-cell table:style-name="Таблица3.A2" office:value-type="string">
            <text:p text:style-name="P145">5</text:p>
          </table:table-cell>
          <table:table-cell table:style-name="Таблица3.B2" office:value-type="string">
            <text:p text:style-name="P224">0</text:p>
          </table:table-cell>
        </table:table-row>
        <table:table-row>
          <table:table-cell table:style-name="Таблица3.A2" office:value-type="string">
            <text:p text:style-name="P145">6</text:p>
          </table:table-cell>
          <table:table-cell table:style-name="Таблица3.B2" office:value-type="string">
            <text:p text:style-name="P222">0</text:p>
          </table:table-cell>
        </table:table-row>
        <table:table-row>
          <table:table-cell table:style-name="Таблица3.A2" office:value-type="string">
            <text:p text:style-name="P145">7</text:p>
          </table:table-cell>
          <table:table-cell table:style-name="Таблица3.B2" office:value-type="string">
            <text:p text:style-name="P222">0 </text:p>
          </table:table-cell>
        </table:table-row>
      </table:table>
      <text:h text:style-name="P298" text:outline-level="2" text:is-list-header="true"/>
      <text:h text:style-name="Heading_20_3" text:outline-level="3"><text:bookmark-start text:name="__RefHeading___Toc17868_235389039"/>Команда <text:s/>gettxtinfo<text:bookmark-end text:name="__RefHeading___Toc17868_235389039"/></text:h>
      <text:p text:style-name="P61">Запрос. <text:span text:style-name="T81">Данные отсутствуют.</text:span></text:p>
      <text:p text:style-name="P70">Ответ.</text:p>
      <text:p text:style-name="P49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07">text</text:p>
          </table:table-cell>
        </table:table-row>
        <table:table-row>
          <table:table-cell table:style-name="Таблица8.A2" office:value-type="string">
            <text:p text:style-name="P207">ASCIIZ</text:p>
          </table:table-cell>
        </table:table-row>
      </table:table>
      <text:p text:style-name="P208"/>
      <text:p text:style-name="P249">Содержит одну строку, завершающуюся нулём. Используется для отладки.</text:p>
      <text:p text:style-name="P84"/>
      <text:h text:style-name="P299" text:outline-level="2"/>
      <text:h text:style-name="P300" text:outline-level="2"><text:bookmark-start text:name="__RefHeading___Toc17870_235389039"/>Команды работы с WiFi<text:bookmark-end text:name="__RefHeading___Toc17870_235389039"/></text:h>
      <text:h text:style-name="Heading_20_3" text:outline-level="3"><text:bookmark-start text:name="__RefHeading___Toc17872_235389039"/>Команда <text:s/>wifi_config<text:bookmark-end text:name="__RefHeading___Toc17872_235389039"/></text:h>
      <text:p text:style-name="P77"/>
      <text:p text:style-name="P60">Запрос.</text:p>
      <text:p text:style-name="P4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84">auth</text:p>
          </table:table-cell>
          <table:table-cell table:style-name="Таблица6.A1" office:value-type="string">
            <text:p text:style-name="P283">mode</text:p>
          </table:table-cell>
          <table:table-cell table:style-name="Таблица6.A1" office:value-type="string">
            <text:p text:style-name="P158">name</text:p>
          </table:table-cell>
          <table:table-cell table:style-name="Таблица6.D1" office:value-type="string">
            <text:p text:style-name="P172">password</text:p>
          </table:table-cell>
        </table:table-row>
        <table:table-row>
          <table:table-cell table:style-name="Таблица6.A2" office:value-type="string">
            <text:p text:style-name="P158">1 байт</text:p>
          </table:table-cell>
          <table:table-cell table:style-name="Таблица6.A2" office:value-type="string">
            <text:p text:style-name="P174">1 <text:span text:style-name="T97">байт</text:span></text:p>
          </table:table-cell>
          <table:table-cell table:style-name="Таблица6.A2" office:value-type="string">
            <text:p text:style-name="P172">(ASCIIZ)</text:p>
          </table:table-cell>
          <table:table-cell table:style-name="Таблица6.D2" office:value-type="string">
            <text:p text:style-name="P172">(ASCIIZ)</text:p>
          </table:table-cell>
        </table:table-row>
      </table:table>
      <text:p text:style-name="P288"/>
      <text:p text:style-name="P194"><text:span text:style-name="T96">auth</text:span><text:span text:style-name="T28"> — тип авторизации (</text:span><text:span text:style-name="T70">опишем </text:span><text:span text:style-name="T71">позже</text:span><text:span text:style-name="T28">)</text:span></text:p>
      <text:p text:style-name="P205">mode<text:span text:style-name="T28"> — режим ( </text:span><text:span text:style-name="T36">0-Station 1-AP</text:span><text:span text:style-name="T28">)</text:span></text:p>
      <text:p text:style-name="P194"><text:span text:style-name="T94">name</text:span><text:span text:style-name="T28"> — </text:span><text:span text:style-name="T37">имя (завершается \0)</text:span></text:p>
      <text:p text:style-name="P195"><text:span text:style-name="T95">password</text:span><text:span text:style-name="T28"> — </text:span><text:span text:style-name="T37">пароль (завершается \0)</text:span></text:p>
      <text:p text:style-name="P136"/>
      <text:p text:style-name="P69">Ответ.</text:p>
      <text:p text:style-name="P4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2">exit_code</text:p>
          </table:table-cell>
          <table:table-cell table:style-name="Таблица5.B1" office:value-type="string">
            <text:p text:style-name="P154">WiFiStatus</text:p>
          </table:table-cell>
        </table:table-row>
        <table:table-row>
          <table:table-cell table:style-name="Таблица5.A2" office:value-type="string">
            <text:p text:style-name="P159">1 байт</text:p>
          </table:table-cell>
          <table:table-cell table:style-name="Таблица5.B2" office:value-type="string">
            <text:p text:style-name="P159">1 байт</text:p>
          </table:table-cell>
        </table:table-row>
      </table:table>
      <text:p text:style-name="P136"/>
      <text:p text:style-name="P147">WiFiStatus<text:span text:style-name="T28"> — </text:span><text:span text:style-name="T38">аналогично </text:span><text:span text:style-name="T98">poll</text:span></text:p>
      <text:p text:style-name="P185">exit_code <text:span text:style-name="T28">— </text:span><text:span text:style-name="T38">код ошибка (0 — </text:span><text:span text:style-name="T39">ошибок нет</text:span><text:span text:style-name="T38">)</text:span></text:p>
      <text:h text:style-name="P290" text:outline-level="3"><text:bookmark-start text:name="__RefHeading___Toc17874_235389039"/>Команда <text:s/>wifi_ status<text:bookmark-end text:name="__RefHeading___Toc17874_235389039"/></text:h>
      <text:p text:style-name="P78"/>
      <text:p text:style-name="P123"><text:span text:style-name="T82">Запрос. </text:span><text:span text:style-name="T83">Данные отсутствуют.</text:span></text:p>
      <text:p text:style-name="P79">Ответ.</text:p>
      <text:p text:style-name="P83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row>
          <table:table-cell table:style-name="Таблица22.A1" office:value-type="string">
            <text:p text:style-name="P193">exit_code</text:p>
          </table:table-cell>
          <table:table-cell table:style-name="Таблица22.A1" office:value-type="string">
            <text:p text:style-name="P153">WiFiStatus</text:p>
          </table:table-cell>
          <table:table-cell table:style-name="Таблица22.A1" office:value-type="string">
            <text:p text:style-name="P183">auth</text:p>
          </table:table-cell>
          <table:table-cell table:style-name="Таблица22.A1" office:value-type="string">
            <text:p text:style-name="P169">mode</text:p>
          </table:table-cell>
          <table:table-cell table:style-name="Таблица22.A1" office:value-type="string">
            <text:p text:style-name="P170">name</text:p>
          </table:table-cell>
          <table:table-cell table:style-name="Таблица22.F1" office:value-type="string">
            <text:p text:style-name="P173">password</text:p>
          </table:table-cell>
        </table:table-row>
        <table:table-row>
          <table:table-cell table:style-name="Таблица22.A2" office:value-type="string">
            <text:p text:style-name="P171">1 байт</text:p>
          </table:table-cell>
          <table:table-cell table:style-name="Таблица22.A2" office:value-type="string">
            <text:p text:style-name="P159">1 байт</text:p>
          </table:table-cell>
          <table:table-cell table:style-name="Таблица22.A2" office:value-type="string">
            <text:p text:style-name="P183">1 <text:span text:style-name="T97">байт</text:span></text:p>
          </table:table-cell>
          <table:table-cell table:style-name="Таблица22.A2" office:value-type="string">
            <text:p text:style-name="P159">1 байт</text:p>
          </table:table-cell>
          <table:table-cell table:style-name="Таблица22.A2" office:value-type="string">
            <text:p text:style-name="P173">(ASCIIZ)</text:p>
          </table:table-cell>
          <table:table-cell table:style-name="Таблица22.F2" office:value-type="string">
            <text:p text:style-name="P173">(ASCIIZ)</text:p>
          </table:table-cell>
        </table:table-row>
      </table:table>
      <text:p text:style-name="P250"/>
      <text:p text:style-name="P248">Все поля аналогично <text:span text:style-name="T3">wifi_config</text:span><text:span text:style-name="T99">.</text:span></text:p>
      <text:p text:style-name="P248"/>
      <text:p text:style-name="P248"/>
      <text:h text:style-name="P302" text:outline-level="2"><text:bookmark-start text:name="__RefHeading___Toc17876_235389039"/>Команды управления сокетом<text:bookmark-end text:name="__RefHeading___Toc17876_235389039"/></text:h>
      <text:h text:style-name="Heading_20_3" text:outline-level="3"><text:bookmark-start text:name="__RefHeading___Toc17878_235389039"/>Команда <text:s text:c="2"/>socket<text:bookmark-end text:name="__RefHeading___Toc17878_235389039"/></text:h>
      <text:p text:style-name="P62"/>
      <text:p text:style-name="P62">Запрос.</text:p>
      <text:p text:style-name="P5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00">domain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C1" office:value-type="string">
            <text:p text:style-name="P100">protocol</text:p>
          </table:table-cell>
        </table:table-row>
        <table:table-row>
          <table:table-cell table:style-name="Таблица10.A2" office:value-type="string">
            <text:p text:style-name="P160">1 байт</text:p>
          </table:table-cell>
          <table:table-cell table:style-name="Таблица10.A2" office:value-type="string">
            <text:p text:style-name="P175">1 <text:span text:style-name="T97">байт</text:span></text:p>
          </table:table-cell>
          <table:table-cell table:style-name="Таблица10.C2" office:value-type="string">
            <text:p text:style-name="P176">1 <text:span text:style-name="T97">байт</text:span></text:p>
          </table:table-cell>
        </table:table-row>
      </table:table>
      <text:p text:style-name="P137"/>
      <text:p text:style-name="P197"><text:span text:style-name="T94">domain</text:span><text:span text:style-name="T28"> — <text:s/>AF_INET </text:span><text:span text:style-name="T40">(пока только IP-пакеты)</text:span></text:p>
      <text:p text:style-name="P198"><text:span text:style-name="T96">type</text:span><text:span text:style-name="T28"> — <text:s/>SOCK_STREAM для TCP и SOCK_DGRAM для UDP</text:span></text:p>
      <text:p text:style-name="P196"><text:span text:style-name="T94">protocol</text:span><text:span text:style-name="T28"> — </text:span><text:span text:style-name="T41">0 (резерв)</text:span></text:p>
      <text:p text:style-name="P137"/>
      <text:p text:style-name="P71">Ответ.</text:p>
      <text:p text:style-name="P50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28">ExitCode</text:p>
          </table:table-cell>
        </table:table-row>
        <table:table-row>
          <table:table-cell table:style-name="Таблица11.A2" office:value-type="string">
            <text:p text:style-name="P160">1 байт</text:p>
          </table:table-cell>
        </table:table-row>
      </table:table>
      <text:p text:style-name="P148"/>
      <text:p text:style-name="P186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номер созданного сокета (&gt;=0)</text:span></text:p>
      <text:p text:style-name="Table_20_Contents"/>
      <text:h text:style-name="P291" text:outline-level="3"><text:bookmark-start text:name="__RefHeading___Toc18087_235389039"/>Команда <text:s/><text:span text:style-name="T107">close</text:span><text:bookmark-end text:name="__RefHeading___Toc18087_235389039"/></text:h>
      <text:p text:style-name="P63">Запрос.</text:p>
      <text:p text:style-name="P51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2">fd_sock</text:p>
          </table:table-cell>
        </table:table-row>
        <table:table-row>
          <table:table-cell table:style-name="Таблица12.A2" office:value-type="string">
            <text:p text:style-name="P161">1 байт</text:p>
          </table:table-cell>
        </table:table-row>
      </table:table>
      <text:p text:style-name="P138"/>
      <text:p text:style-name="P199"><text:span text:style-name="T108">fd_sock</text:span><text:span text:style-name="T28"> — <text:s/></text:span><text:span text:style-name="T43">номер закрываемого сокета</text:span></text:p>
      <text:p text:style-name="P138"/>
      <text:p text:style-name="P72">Ответ.</text:p>
      <text:p text:style-name="P5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29">ExitCode</text:p>
          </table:table-cell>
        </table:table-row>
        <table:table-row>
          <table:table-cell table:style-name="Таблица13.A2" office:value-type="string">
            <text:p text:style-name="P161">1 байт</text:p>
          </table:table-cell>
        </table:table-row>
      </table:table>
      <text:p text:style-name="P149"/>
      <text:p text:style-name="P187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4">0, если сокет успешно закрыт</text:span></text:p>
      <text:p text:style-name="P253"/>
      <text:h text:style-name="P292" text:outline-level="3"><text:bookmark-start text:name="__RefHeading___Toc18089_235389039"/>Команда <text:s/><text:span text:style-name="T109">fcntl</text:span><text:bookmark-end text:name="__RefHeading___Toc18089_235389039"/></text:h>
      <text:p text:style-name="P64">Запрос.</text:p>
      <text:p text:style-name="P52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3">fd_sock</text:p>
          </table:table-cell>
          <table:table-cell table:style-name="Таблица14.A1" office:value-type="string">
            <text:p text:style-name="P109">cmd_fcntl</text:p>
          </table:table-cell>
          <table:table-cell table:style-name="Таблица14.A1" office:value-type="string">
            <text:p text:style-name="P263">size</text:p>
          </table:table-cell>
          <table:table-cell table:style-name="Таблица14.D1" office:value-type="string">
            <text:p text:style-name="P109">data</text:p>
          </table:table-cell>
        </table:table-row>
        <table:table-row>
          <table:table-cell table:style-name="Таблица14.A2" office:value-type="string">
            <text:p text:style-name="P162">1 байт</text:p>
          </table:table-cell>
          <table:table-cell table:style-name="Таблица14.A2" office:value-type="string">
            <text:p text:style-name="P177">1 <text:span text:style-name="T97">байт</text:span></text:p>
          </table:table-cell>
          <table:table-cell table:style-name="Таблица14.A2" office:value-type="string">
            <text:p text:style-name="P177"><text:span text:style-name="T123">2</text:span> <text:span text:style-name="T97">байтa</text:span></text:p>
          </table:table-cell>
          <table:table-cell table:style-name="Таблица14.D2" office:value-type="string">
            <text:p text:style-name="P177"><text:span text:style-name="T110">N</text:span> <text:span text:style-name="T97">байт</text:span></text:p>
          </table:table-cell>
        </table:table-row>
      </table:table>
      <text:p text:style-name="P139"/>
      <text:p text:style-name="P200"><text:soft-page-break/><text:span text:style-name="T108">fd_sock</text:span><text:span text:style-name="T41"> — <text:s/></text:span><text:span text:style-name="T43">номер сокета</text:span></text:p>
      <text:p text:style-name="P261"><text:span text:style-name="T108">cmd_fcntl</text:span><text:span text:style-name="T43"> </text:span><text:span text:style-name="T41">— <text:s/></text:span><text:span text:style-name="T46">команда управления сокетом</text:span></text:p>
      <text:p text:style-name="P264"><text:span text:style-name="T124">size</text:span><text:span text:style-name="T52"> — </text:span><text:span text:style-name="T67">размер данных </text:span><text:span text:style-name="T124">data</text:span></text:p>
      <text:p text:style-name="P111"><text:span text:style-name="T108">data</text:span><text:span text:style-name="T43"> </text:span><text:span text:style-name="T41">— <text:s/></text:span><text:span text:style-name="T46">данные, зависит от значения </text:span><text:span text:style-name="T108">cmd_fcntl</text:span><text:span text:style-name="T43"> и </text:span><text:span text:style-name="T46">могут вовсе отсутствовать</text:span></text:p>
      <text:p text:style-name="P139"/>
      <text:p text:style-name="P73">Ответ.</text:p>
      <text:p text:style-name="P5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233">ExitCode</text:p>
          </table:table-cell>
          <table:table-cell table:style-name="Таблица15.A1" office:value-type="string">
            <text:p text:style-name="P242">fd_sock</text:p>
          </table:table-cell>
          <table:table-cell table:style-name="Таблица15.A1" office:value-type="string">
            <text:p text:style-name="P110">cmd_fcntl</text:p>
          </table:table-cell>
          <table:table-cell table:style-name="Таблица15.A1" office:value-type="string">
            <text:p text:style-name="P263">size</text:p>
          </table:table-cell>
          <table:table-cell table:style-name="Таблица15.E1" office:value-type="string">
            <text:p text:style-name="P110">data</text:p>
          </table:table-cell>
        </table:table-row>
        <table:table-row>
          <table:table-cell table:style-name="Таблица15.A2" office:value-type="string">
            <text:p text:style-name="P163">1 байт</text:p>
          </table:table-cell>
          <table:table-cell table:style-name="Таблица15.A2" office:value-type="string">
            <text:p text:style-name="P164">1 байт</text:p>
          </table:table-cell>
          <table:table-cell table:style-name="Таблица15.A2" office:value-type="string">
            <text:p text:style-name="P178">1 <text:span text:style-name="T97">байт</text:span></text:p>
          </table:table-cell>
          <table:table-cell table:style-name="Таблица15.A2" office:value-type="string">
            <text:p text:style-name="P177"><text:span text:style-name="T123">2</text:span> <text:span text:style-name="T97">байтa</text:span></text:p>
          </table:table-cell>
          <table:table-cell table:style-name="Таблица15.E2" office:value-type="string">
            <text:p text:style-name="P178"><text:span text:style-name="T110">N</text:span> <text:span text:style-name="T97">байт</text:span></text:p>
          </table:table-cell>
        </table:table-row>
      </table:table>
      <text:p text:style-name="P191"><text:span text:style-name="T106">ExitCode</text:span> <text:span text:style-name="T28">— <text:s/></text:span><text:span text:style-name="T45">зависит от команды</text:span></text:p>
      <text:p text:style-name="P201"><text:span text:style-name="T108">fd_sock</text:span><text:span text:style-name="T41"> — <text:s/></text:span><text:span text:style-name="T43">номер сокета</text:span></text:p>
      <text:p text:style-name="P112"><text:span text:style-name="T108">cmd_fcntl</text:span><text:span text:style-name="T43"> </text:span><text:span text:style-name="T41">— <text:s/></text:span><text:span text:style-name="T46">команда управления сокетом </text:span><text:span text:style-name="T47">на которую пришёл ответ</text:span></text:p>
      <text:p text:style-name="P265"><text:span text:style-name="T124">size</text:span><text:span text:style-name="T52"> — </text:span><text:span text:style-name="T67">размер данных </text:span><text:span text:style-name="T124">data</text:span></text:p>
      <text:p text:style-name="P112"><text:span text:style-name="T108">data</text:span><text:span text:style-name="T43"> </text:span><text:span text:style-name="T41">— <text:s/></text:span><text:span text:style-name="T46">данные, зависит от значения </text:span><text:span text:style-name="T43">cmd_fcntl и </text:span><text:span text:style-name="T46">могут вовсе отсутствовать</text:span></text:p>
      <text:h text:style-name="P303" text:outline-level="2"><text:bookmark-start text:name="__RefHeading___Toc17906_235389039"/>Клиентская часть (ZX соединяется с сервером)<text:bookmark-end text:name="__RefHeading___Toc17906_235389039"/></text:h>
      <text:p text:style-name="P11"/>
      <text:h text:style-name="Heading_20_3" text:outline-level="3"><text:bookmark-start text:name="__RefHeading___Toc18359_235389039"/><text:span text:style-name="T115">Команда </text:span>connect<text:bookmark-end text:name="__RefHeading___Toc18359_235389039"/></text:h>
      <text:p text:style-name="P65">Запрос.</text:p>
      <text:p text:style-name="P54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104">fd_sock</text:p>
          </table:table-cell>
          <table:table-cell table:style-name="Таблица16.A1" office:value-type="string">
            <text:p text:style-name="P113">addr<text:span text:style-name="T125">size</text:span></text:p>
          </table:table-cell>
          <table:table-cell table:style-name="Таблица16.C1" office:value-type="string">
            <text:p text:style-name="P113">addr</text:p>
          </table:table-cell>
        </table:table-row>
        <table:table-row>
          <table:table-cell table:style-name="Таблица16.A2" office:value-type="string">
            <text:p text:style-name="P165">1 байт</text:p>
          </table:table-cell>
          <table:table-cell table:style-name="Таблица16.A2" office:value-type="string">
            <text:p text:style-name="P179"><text:span text:style-name="T125">2</text:span> <text:span text:style-name="T97">байт</text:span></text:p>
          </table:table-cell>
          <table:table-cell table:style-name="Таблица16.C2" office:value-type="string">
            <text:p text:style-name="P179"><text:span text:style-name="T122">n</text:span> <text:span text:style-name="T97">байт</text:span></text:p>
          </table:table-cell>
        </table:table-row>
      </table:table>
      <text:p text:style-name="P202"/>
      <text:p text:style-name="P273">fd_sock<text:span text:style-name="T28"> — </text:span><text:span text:style-name="T50">номер сокета, ранее созданного вызовом </text:span><text:span text:style-name="T116">socket()</text:span><text:span text:style-name="T50"> ;</text:span></text:p>
      <text:p text:style-name="P267"><text:span text:style-name="T116">addrsize</text:span><text:span text:style-name="T68"> — </text:span><text:span text:style-name="T69">размер адреса (6 байт для IPv4)</text:span></text:p>
      <text:p text:style-name="P114">addr<text:span text:style-name="T28"> — </text:span><text:span text:style-name="T50">адрес, с которым нужно соединиться (для IP — это 4 байта IP-адрес и 2 байта порт);</text:span></text:p>
      <text:p text:style-name="P140"/>
      <text:p text:style-name="P74">Ответ.</text:p>
      <text:p text:style-name="P54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30">ExitCode</text:p>
          </table:table-cell>
        </table:table-row>
        <table:table-row>
          <table:table-cell table:style-name="Таблица17.A2" office:value-type="string">
            <text:p text:style-name="P165">1 байт</text:p>
          </table:table-cell>
        </table:table-row>
      </table:table>
      <text:p text:style-name="P150"/>
      <text:p text:style-name="P188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9">0 если соединение установлено.</text:span></text:p>
      <text:p text:style-name="P42"/>
      <text:h text:style-name="Heading_20_3" text:outline-level="3"><text:bookmark-start text:name="__RefHeading___Toc18615_235389039"/>Команда recv<text:bookmark-end text:name="__RefHeading___Toc18615_235389039"/></text:h>
      <text:p text:style-name="P127"/>
      <text:p text:style-name="P66">Запрос.</text:p>
      <text:p text:style-name="P55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05">fd_sock</text:p>
          </table:table-cell>
          <table:table-cell table:style-name="Таблица18.A1" office:value-type="string">
            <text:p text:style-name="P118">flags</text:p>
          </table:table-cell>
          <table:table-cell table:style-name="Таблица18.C1" office:value-type="string">
            <text:p text:style-name="P274">size</text:p>
          </table:table-cell>
        </table:table-row>
        <table:table-row>
          <table:table-cell table:style-name="Таблица18.A2" office:value-type="string">
            <text:p text:style-name="P166">1 байт</text:p>
          </table:table-cell>
          <table:table-cell table:style-name="Таблица18.A2" office:value-type="string">
            <text:p text:style-name="P239">1 байт</text:p>
          </table:table-cell>
          <table:table-cell table:style-name="Таблица18.C2" office:value-type="string">
            <text:p text:style-name="P180"><text:span text:style-name="T117">2</text:span> <text:span text:style-name="T97">байта</text:span></text:p>
          </table:table-cell>
        </table:table-row>
      </table:table>
      <text:p text:style-name="P203"/>
      <text:p text:style-name="P105">fd_sock<text:span text:style-name="T28"> — </text:span><text:span text:style-name="T50">номер сокета, </text:span><text:span text:style-name="T51">из которого хотим прочитать</text:span><text:span text:style-name="T50">;</text:span></text:p>
      <text:p text:style-name="P115"><text:span text:style-name="T117">flags</text:span><text:span text:style-name="T28"> — </text:span><text:span text:style-name="T52">флаги (пока не используются, всегда 0);</text:span></text:p>
      <text:p text:style-name="P268"><text:span text:style-name="T126">size</text:span><text:span text:style-name="T52"> — </text:span><text:span text:style-name="T53">сколько байт хотим прочитать (максимум);</text:span></text:p>
      <text:p text:style-name="P141"/>
      <text:p text:style-name="P75">Ответ.</text:p>
      <text:p text:style-name="P55"/>
      <table:table table:name="Таблица19" table:style-name="Таблица19">
        <table:table-column table:style-name="Таблица19.A" table:number-columns-repeated="2"/>
        <table:table-column table:style-name="Таблица19.C" table:number-columns-repeated="2"/>
        <table:table-column table:style-name="Таблица19.A"/>
        <table:table-row>
          <table:table-cell table:style-name="Таблица19.A1" office:value-type="string">
            <text:p text:style-name="P231">ExitCode</text:p>
          </table:table-cell>
          <table:table-cell table:style-name="Таблица19.B1" office:value-type="string">
            <text:p text:style-name="P105">fd_sock</text:p>
          </table:table-cell>
          <table:table-cell table:style-name="Таблица19.B1" office:value-type="string">
            <text:p text:style-name="P118">flags</text:p>
          </table:table-cell>
          <table:table-cell table:style-name="Таблица19.B1" office:value-type="string">
            <text:p text:style-name="P275">size</text:p>
          </table:table-cell>
          <table:table-cell table:style-name="Таблица19.E1" office:value-type="string">
            <text:p text:style-name="P121">data</text:p>
          </table:table-cell>
        </table:table-row>
        <table:table-row>
          <table:table-cell table:style-name="Таблица19.A2" office:value-type="string">
            <text:p text:style-name="P166">1 байт</text:p>
          </table:table-cell>
          <table:table-cell table:style-name="Таблица19.B2" office:value-type="string">
            <text:p text:style-name="P166">1 байт</text:p>
          </table:table-cell>
          <table:table-cell table:style-name="Таблица19.B2" office:value-type="string">
            <text:p text:style-name="P239">1 байт</text:p>
          </table:table-cell>
          <table:table-cell table:style-name="Таблица19.B2" office:value-type="string">
            <text:p text:style-name="P180"><text:span text:style-name="T117">2</text:span> <text:span text:style-name="T97">байта</text:span></text:p>
          </table:table-cell>
          <table:table-cell table:style-name="Таблица19.E2" office:value-type="string">
            <text:p text:style-name="P286"><text:span text:style-name="T127">size</text:span> байт</text:p>
          </table:table-cell>
        </table:table-row>
      </table:table>
      <text:p text:style-name="P151"/>
      <text:p text:style-name="P189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9">0 </text:span><text:span text:style-name="T54">если чтение удалось</text:span><text:span text:style-name="T49">;</text:span></text:p>
      <text:p text:style-name="P106">fd_sock<text:span text:style-name="T28"> — </text:span><text:span text:style-name="T50">номер сокета, </text:span><text:span text:style-name="T51">из которого </text:span><text:span text:style-name="T55">читали</text:span><text:span text:style-name="T50">;</text:span></text:p>
      <text:p text:style-name="P116"><text:span text:style-name="T117">flags</text:span><text:span text:style-name="T28"> — </text:span><text:span text:style-name="T52">флаги (пока не используются, всегда 0);</text:span></text:p>
      <text:p text:style-name="P269"><text:span text:style-name="T126">size</text:span><text:span text:style-name="T52"> — </text:span><text:span text:style-name="T53">сколько байт </text:span><text:span text:style-name="T56">реально прочитано (</text:span><text:span text:style-name="T126">size</text:span><text:span text:style-name="T58">==</text:span><text:span text:style-name="T56">0 — соединение закрыто, если </text:span><text:span text:style-name="T106">ExitCode</text:span><text:span text:style-name="T53"> </text:span><text:span text:style-name="T56">== 0)</text:span><text:span text:style-name="T57">. Если сокет не закрыт, но данных ещё не поступало, то возвращается ошибка EAGAIN</text:span><text:span text:style-name="T56">.</text:span></text:p>
      <text:p text:style-name="P277"><text:span text:style-name="T119">d</text:span><text:span text:style-name="T118">ata</text:span><text:span text:style-name="T28"> — прочитанные данные. </text:span><text:span text:style-name="T58">Если нет данных, то </text:span><text:span text:style-name="T126">size</text:span><text:span text:style-name="T58">==</text:span><text:span text:style-name="T56">0 </text:span><text:span text:style-name="T59">и поле </text:span><text:span text:style-name="T121">data</text:span><text:span text:style-name="T59"> отсутствует.</text:span></text:p>
      <text:p text:style-name="P80"/>
      <text:p text:style-name="P80"/>
      <text:h text:style-name="Heading_20_3" text:outline-level="3"><text:bookmark-start text:name="__RefHeading___Toc18853_235389039"/><text:soft-page-break/>Команда send<text:bookmark-end text:name="__RefHeading___Toc18853_235389039"/></text:h>
      <text:p text:style-name="P67">Запрос.</text:p>
      <text:p text:style-name="P56"/>
      <table:table table:name="Таблица20" table:style-name="Таблица20">
        <table:table-column table:style-name="Таблица20.A" table:number-columns-repeated="2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107">fd_sock</text:p>
          </table:table-cell>
          <table:table-cell table:style-name="Таблица20.A1" office:value-type="string">
            <text:p text:style-name="P119">flags</text:p>
          </table:table-cell>
          <table:table-cell table:style-name="Таблица20.A1" office:value-type="string">
            <text:p text:style-name="P276">size</text:p>
          </table:table-cell>
          <table:table-cell table:style-name="Таблица20.D1" office:value-type="string">
            <text:p text:style-name="P122"><text:span text:style-name="T119">d</text:span><text:span text:style-name="T120">ata</text:span></text:p>
          </table:table-cell>
        </table:table-row>
        <table:table-row>
          <table:table-cell table:style-name="Таблица20.A2" office:value-type="string">
            <text:p text:style-name="P167">1 байт</text:p>
          </table:table-cell>
          <table:table-cell table:style-name="Таблица20.A2" office:value-type="string">
            <text:p text:style-name="P240">1 байт</text:p>
          </table:table-cell>
          <table:table-cell table:style-name="Таблица20.A2" office:value-type="string">
            <text:p text:style-name="P181"><text:span text:style-name="T117">2</text:span> <text:span text:style-name="T97">байта</text:span></text:p>
          </table:table-cell>
          <table:table-cell table:style-name="Таблица20.D2" office:value-type="string">
            <text:p text:style-name="P287"><text:span text:style-name="T127">size</text:span> байт</text:p>
          </table:table-cell>
        </table:table-row>
      </table:table>
      <text:p text:style-name="P204"/>
      <text:p text:style-name="P107">fd_sock<text:span text:style-name="T28"> — </text:span><text:span text:style-name="T50">номер сокета, </text:span><text:span text:style-name="T60">в который хотим писать</text:span><text:span text:style-name="T50">;</text:span></text:p>
      <text:p text:style-name="P117"><text:span text:style-name="T117">flags</text:span><text:span text:style-name="T28"> — </text:span><text:span text:style-name="T52">флаги (пока не используются, всегда 0);</text:span></text:p>
      <text:p text:style-name="P270"><text:span text:style-name="T126">size</text:span><text:span text:style-name="T52"> — </text:span><text:span text:style-name="T53">сколько байт хотим </text:span><text:span text:style-name="T61">записать</text:span><text:span text:style-name="T53"> (максимум);</text:span></text:p>
      <text:p text:style-name="P122"><text:span text:style-name="T119">d</text:span><text:span text:style-name="T120">ata</text:span><text:span text:style-name="T53"> — </text:span><text:span text:style-name="T62">записываемые</text:span><text:span text:style-name="T53"> данные.</text:span></text:p>
      <text:p text:style-name="P82"/>
      <text:p text:style-name="P76">Ответ.</text:p>
      <text:p text:style-name="P57"/>
      <table:table table:name="Таблица21" table:style-name="Таблица21">
        <table:table-column table:style-name="Таблица21.A" table:number-columns-repeated="2"/>
        <table:table-column table:style-name="Таблица21.C"/>
        <table:table-column table:style-name="Таблица21.D"/>
        <table:table-row>
          <table:table-cell table:style-name="Таблица21.A1" office:value-type="string">
            <text:p text:style-name="P232">ExitCode</text:p>
          </table:table-cell>
          <table:table-cell table:style-name="Таблица21.B1" office:value-type="string">
            <text:p text:style-name="P108">fd_sock</text:p>
          </table:table-cell>
          <table:table-cell table:style-name="Таблица21.B1" office:value-type="string">
            <text:p text:style-name="P120">flags</text:p>
          </table:table-cell>
          <table:table-cell table:style-name="Таблица21.D1" office:value-type="string">
            <text:p text:style-name="P276">size</text:p>
          </table:table-cell>
        </table:table-row>
        <table:table-row>
          <table:table-cell table:style-name="Таблица21.A2" office:value-type="string">
            <text:p text:style-name="P168">1 байт</text:p>
          </table:table-cell>
          <table:table-cell table:style-name="Таблица21.B2" office:value-type="string">
            <text:p text:style-name="P168">1 байт</text:p>
          </table:table-cell>
          <table:table-cell table:style-name="Таблица21.B2" office:value-type="string">
            <text:p text:style-name="P241">1 байт</text:p>
          </table:table-cell>
          <table:table-cell table:style-name="Таблица21.D2" office:value-type="string">
            <text:p text:style-name="P182"><text:span text:style-name="T117">2</text:span> <text:span text:style-name="T97">байта</text:span></text:p>
          </table:table-cell>
        </table:table-row>
      </table:table>
      <text:p text:style-name="P152"/>
      <text:p text:style-name="P190"><text:span text:style-name="T106">ExitCode</text:span> <text:span text:style-name="T28">— <text:s/></text:span><text:span text:style-name="T38">код ошибк</text:span><text:span text:style-name="T42">и</text:span><text:span text:style-name="T38"> </text:span><text:span text:style-name="T42">(&lt;0) или </text:span><text:span text:style-name="T49">0 </text:span><text:span text:style-name="T54">если </text:span><text:span text:style-name="T63">запись</text:span><text:span text:style-name="T54"> удал</text:span><text:span text:style-name="T64">а</text:span><text:span text:style-name="T54">сь</text:span><text:span text:style-name="T49">;</text:span></text:p>
      <text:p text:style-name="P108">fd_sock<text:span text:style-name="T28"> — </text:span><text:span text:style-name="T50">номер сокета, </text:span><text:span text:style-name="T51">из которого </text:span><text:span text:style-name="T55">читали</text:span><text:span text:style-name="T50">;</text:span></text:p>
      <text:p text:style-name="P272"><text:span text:style-name="T117">flags</text:span><text:span text:style-name="T28"> — </text:span><text:span text:style-name="T52">флаги (пока не используются, всегда 0);</text:span></text:p>
      <text:p text:style-name="P271"><text:span text:style-name="T126">size</text:span><text:span text:style-name="T52"> — </text:span><text:span text:style-name="T53">сколько байт </text:span><text:span text:style-name="T56">реально </text:span><text:span text:style-name="T65">записано</text:span><text:span text:style-name="T56">.</text:span><text:span text:style-name="T53"> </text:span><text:span text:style-name="T58">Если дан</text:span><text:span text:style-name="T66">ные не удалось записать</text:span><text:span text:style-name="T58">, то </text:span><text:span text:style-name="T126">size</text:span><text:span text:style-name="T58">==</text:span><text:span text:style-name="T56">0</text:span><text:span text:style-name="T59">.</text:span></text:p>
      <text:p text:style-name="P81"/>
      <text:p text:style-name="P81"/>
      <text:h text:style-name="P300" text:outline-level="2"><text:bookmark-start text:name="__RefHeading___Toc17908_235389039"/>Серверная часть (ZX является сервером)<text:bookmark-end text:name="__RefHeading___Toc17908_2353890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." style:family="paragraph" style:parent-style-name="Caption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30.638599015</meta:creation-date>
    <dc:date>2017-11-24T23:49:17.405607047</dc:date>
    <meta:editing-duration>P2DT23H35M40S</meta:editing-duration>
    <meta:editing-cycles>2849</meta:editing-cycles>
    <meta:generator>LibreOffice/5.4.2.2.0$Linux_X86_64 LibreOffice_project/40m0$Build-2</meta:generator>
    <meta:print-date>2017-03-16T12:33:56.222701384</meta:print-date>
    <meta:document-statistic meta:table-count="21" meta:image-count="0" meta:object-count="0" meta:page-count="15" meta:paragraph-count="420" meta:word-count="1967" meta:character-count="12852" meta:non-whitespace-character-count="11122"/>
  </office:meta>
</office:document-meta>
</file>